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fo:line-height="150%"/>
    </style:style>
    <style:style style:name="P3" style:parent-style-name="Textbody" style:family="paragraph">
      <style:paragraph-properties fo:margin-top="0in" fo:margin-bottom="0in" fo:line-height="150%"/>
    </style:style>
    <style:style style:name="P4" style:parent-style-name="Textbody" style:family="paragraph">
      <style:paragraph-properties fo:margin-top="0in" fo:margin-bottom="0in" fo:line-height="150%"/>
    </style:style>
    <style:style style:name="P5" style:parent-style-name="Textbody" style:family="paragraph">
      <style:paragraph-properties fo:margin-top="0in" fo:margin-bottom="0in" fo:line-height="150%"/>
    </style:style>
    <style:style style:name="P6" style:parent-style-name="Textbody" style:family="paragraph">
      <style:paragraph-properties fo:margin-top="0in" fo:margin-bottom="0in" fo:line-height="150%"/>
    </style:style>
    <style:style style:name="P7" style:parent-style-name="Textbody" style:family="paragraph">
      <style:paragraph-properties fo:margin-top="0in" fo:margin-bottom="0in" fo:line-height="150%"/>
    </style:style>
    <style:style style:name="P8" style:parent-style-name="Textbody" style:family="paragraph">
      <style:paragraph-properties fo:margin-top="0in" fo:margin-bottom="0in" fo:line-height="150%"/>
    </style:style>
    <style:style style:name="P9" style:parent-style-name="Textbody" style:family="paragraph">
      <style:paragraph-properties fo:margin-top="0in" fo:margin-bottom="0in" fo:line-height="150%"/>
    </style:style>
    <style:style style:name="P10" style:parent-style-name="Textbody" style:family="paragraph">
      <style:paragraph-properties fo:margin-top="0in" fo:margin-bottom="0in" fo:line-height="150%"/>
    </style:style>
    <style:style style:name="P11" style:parent-style-name="Textbody" style:family="paragraph">
      <style:paragraph-properties fo:margin-top="0in" fo:margin-bottom="0in" fo:line-height="150%"/>
    </style:style>
    <style:style style:name="P12" style:parent-style-name="Textbody" style:family="paragraph">
      <style:paragraph-properties fo:margin-top="0in" fo:margin-bottom="0in" fo:line-height="150%"/>
    </style:style>
    <style:style style:name="P13" style:parent-style-name="Textbody" style:family="paragraph">
      <style:paragraph-properties fo:margin-top="0in" fo:margin-bottom="0in" fo:line-height="150%"/>
    </style:style>
    <style:style style:name="P14" style:parent-style-name="Textbody" style:family="paragraph">
      <style:paragraph-properties fo:margin-top="0in" fo:margin-bottom="0in" fo:line-height="150%"/>
    </style:style>
    <style:style style:name="P15" style:parent-style-name="Textbody" style:family="paragraph">
      <style:paragraph-properties fo:margin-top="0in" fo:margin-bottom="0in" fo:line-height="150%"/>
    </style:style>
    <style:style style:name="P16" style:parent-style-name="Textbody" style:family="paragraph">
      <style:paragraph-properties fo:margin-top="0in" fo:margin-bottom="0in" fo:line-height="150%"/>
    </style:style>
    <style:style style:name="P17" style:parent-style-name="Textbody" style:family="paragraph">
      <style:paragraph-properties fo:margin-top="0in" fo:margin-bottom="0in" fo:line-height="150%"/>
    </style:style>
    <style:style style:name="P18" style:parent-style-name="Textbody" style:family="paragraph">
      <style:paragraph-properties fo:margin-top="0in" fo:margin-bottom="0in" fo:line-height="150%"/>
    </style:style>
    <style:style style:name="P19" style:parent-style-name="Textbody" style:family="paragraph">
      <style:paragraph-properties fo:margin-top="0in" fo:margin-bottom="0in" fo:line-height="150%"/>
    </style:style>
    <style:style style:name="P20" style:parent-style-name="Textbody" style:family="paragraph">
      <style:paragraph-properties fo:margin-top="0in" fo:margin-bottom="0in" fo:line-height="150%"/>
    </style:style>
    <style:style style:name="P21" style:parent-style-name="Textbody" style:family="paragraph">
      <style:paragraph-properties fo:margin-top="0in" fo:margin-bottom="0in" fo:line-height="150%"/>
    </style:style>
    <style:style style:name="P22" style:parent-style-name="Textbody" style:family="paragraph">
      <style:paragraph-properties fo:margin-top="0in" fo:margin-bottom="0in" fo:line-height="150%"/>
    </style:style>
    <style:style style:name="P23" style:parent-style-name="Textbody" style:family="paragraph">
      <style:paragraph-properties fo:margin-top="0in" fo:margin-bottom="0in" fo:line-height="150%"/>
    </style:style>
    <style:style style:name="P24" style:parent-style-name="Textbody" style:family="paragraph">
      <style:paragraph-properties fo:margin-top="0in" fo:margin-bottom="0in" fo:line-height="150%"/>
    </style:style>
    <style:style style:name="P25" style:parent-style-name="Textbody" style:family="paragraph">
      <style:paragraph-properties fo:margin-top="0in" fo:margin-bottom="0in" fo:line-height="150%"/>
    </style:style>
    <style:style style:name="P26" style:parent-style-name="Textbody" style:family="paragraph">
      <style:paragraph-properties fo:margin-top="0in" fo:margin-bottom="0in" fo:line-height="150%"/>
    </style:style>
    <style:style style:name="P27" style:parent-style-name="Textbody" style:family="paragraph">
      <style:paragraph-properties fo:margin-top="0in" fo:margin-bottom="0in" fo:line-height="150%"/>
    </style:style>
    <style:style style:name="P28" style:parent-style-name="Heading1" style:family="paragraph">
      <style:paragraph-properties fo:line-height="150%"/>
    </style:style>
    <style:style style:name="P29" style:parent-style-name="Heading3" style:family="paragraph">
      <style:paragraph-properties fo:line-height="150%"/>
    </style:style>
    <style:style style:name="P30" style:parent-style-name="Heading3" style:family="paragraph">
      <style:paragraph-properties fo:line-height="150%"/>
    </style:style>
    <style:style style:name="T31" style:parent-style-name="CommentReference" style:family="text">
      <style:text-properties style:font-name="Times New Roman" fo:font-weight="normal" style:font-weight-asian="normal" style:font-weight-complex="normal"/>
    </style:style>
    <style:style style:name="P32" style:parent-style-name="Textbody" style:family="paragraph">
      <style:paragraph-properties fo:margin-top="0in" fo:margin-bottom="0in" fo:line-height="150%"/>
    </style:style>
    <style:style style:name="P33" style:parent-style-name="Textbody" style:family="paragraph">
      <style:paragraph-properties fo:margin-top="0in" fo:margin-bottom="0in" fo:line-height="150%"/>
    </style:style>
    <style:style style:name="P34" style:parent-style-name="Textbody" style:family="paragraph">
      <style:paragraph-properties fo:margin-top="0in" fo:margin-bottom="0in" fo:line-height="150%"/>
    </style:style>
    <style:style style:name="P35" style:parent-style-name="Heading2" style:family="paragraph">
      <style:paragraph-properties fo:line-height="150%"/>
    </style:style>
    <style:style style:name="P36" style:parent-style-name="Firstparagraph" style:family="paragraph">
      <style:paragraph-properties fo:line-height="150%"/>
    </style:style>
    <style:style style:name="P37" style:parent-style-name="Heading3" style:family="paragraph">
      <style:paragraph-properties fo:line-height="150%"/>
    </style:style>
    <style:style style:name="P38" style:parent-style-name="Firstparagraph" style:family="paragraph">
      <style:paragraph-properties fo:line-height="150%"/>
    </style:style>
    <style:style style:name="P39" style:parent-style-name="Textbody" style:family="paragraph">
      <style:paragraph-properties fo:line-height="150%"/>
    </style:style>
    <style:style style:name="P40" style:parent-style-name="Textbody" style:family="paragraph">
      <style:paragraph-properties fo:line-height="150%"/>
    </style:style>
    <style:style style:name="T41" style:parent-style-name="DefaultParagraphFont" style:family="text">
      <style:text-properties fo:font-weight="bold" style:font-weight-asian="bold" style:font-weight-complex="bold"/>
    </style:style>
    <style:style style:name="P42" style:parent-style-name="Textbody" style:family="paragraph">
      <style:paragraph-properties fo:line-height="150%"/>
    </style:style>
    <style:style style:name="P43" style:parent-style-name="Textbody" style:family="paragraph">
      <style:paragraph-properties fo:line-height="150%"/>
    </style:style>
    <style:style style:name="P44" style:parent-style-name="Heading3" style:family="paragraph">
      <style:paragraph-properties fo:line-height="150%"/>
    </style:style>
    <style:style style:name="P45" style:parent-style-name="Firstparagraph" style:family="paragraph">
      <style:paragraph-properties fo:line-height="150%"/>
    </style:style>
    <style:style style:name="P46" style:parent-style-name="Textbody" style:family="paragraph">
      <style:paragraph-properties fo:line-height="150%"/>
    </style:style>
    <style:style style:name="P47" style:parent-style-name="Textbody" style:family="paragraph">
      <style:paragraph-properties fo:line-height="150%"/>
    </style:style>
    <style:style style:name="T48" style:parent-style-name="DefaultParagraphFont" style:family="text">
      <style:text-properties fo:font-style="italic" style:font-style-asian="italic" style:font-style-complex="italic"/>
    </style:style>
    <style:style style:name="P49" style:parent-style-name="Textbody" style:family="paragraph">
      <style:paragraph-properties fo:line-height="150%"/>
    </style:style>
    <style:style style:name="T50" style:parent-style-name="DefaultParagraphFont" style:family="text">
      <style:text-properties fo:font-weight="bold" style:font-weight-asian="bold" style:font-weight-complex="bold"/>
    </style:style>
    <style:style style:name="P51" style:parent-style-name="Heading3" style:family="paragraph">
      <style:paragraph-properties fo:line-height="150%"/>
    </style:style>
    <style:style style:name="P52" style:parent-style-name="Firstparagraph" style:family="paragraph">
      <style:paragraph-properties fo:line-height="150%"/>
    </style:style>
    <style:style style:name="P53" style:parent-style-name="Textbody" style:family="paragraph">
      <style:paragraph-properties fo:line-height="150%"/>
    </style:style>
    <style:style style:name="P54" style:parent-style-name="Heading2" style:family="paragraph">
      <style:paragraph-properties fo:line-height="150%"/>
    </style:style>
    <style:style style:name="T55"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T56"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P57" style:parent-style-name="Firstparagraph" style:family="paragraph">
      <style:paragraph-properties fo:line-height="150%"/>
    </style:style>
    <style:style style:name="P58" style:parent-style-name="Heading3" style:family="paragraph">
      <style:paragraph-properties fo:line-height="150%"/>
    </style:style>
    <style:style style:name="T59" style:parent-style-name="CommentReference" style:family="text">
      <style:text-properties style:font-name="Times New Roman" fo:font-weight="normal" style:font-weight-asian="normal" style:font-weight-complex="normal"/>
    </style:style>
    <style:style style:name="P60" style:parent-style-name="Firstparagraph" style:family="paragraph">
      <style:paragraph-properties fo:line-height="150%"/>
    </style:style>
    <style:style style:name="T61" style:parent-style-name="DefaultParagraphFont" style:family="text">
      <style:text-properties fo:font-style="italic" style:font-style-asian="italic" style:font-style-complex="italic"/>
    </style:style>
    <style:style style:name="P62" style:parent-style-name="Textbody" style:family="paragraph">
      <style:paragraph-properties fo:line-height="150%"/>
    </style:style>
    <style:style style:name="P63" style:parent-style-name="Heading3" style:family="paragraph">
      <style:paragraph-properties fo:line-height="150%"/>
    </style:style>
    <style:style style:name="P64" style:parent-style-name="Firstparagraph" style:family="paragraph">
      <style:paragraph-properties fo:line-height="150%"/>
    </style:style>
    <style:style style:name="P65" style:parent-style-name="Textbody" style:family="paragraph">
      <style:paragraph-properties fo:line-height="150%"/>
    </style:style>
    <style:style style:name="P66" style:parent-style-name="Heading4" style:family="paragraph">
      <style:paragraph-properties fo:line-height="150%"/>
    </style:style>
    <style:style style:name="P67" style:parent-style-name="Firstparagraph" style:family="paragraph">
      <style:paragraph-properties fo:line-height="150%"/>
    </style:style>
    <style:style style:name="P68" style:parent-style-name="Heading3" style:family="paragraph">
      <style:paragraph-properties fo:line-height="150%"/>
    </style:style>
    <style:style style:name="P69" style:parent-style-name="Firstparagraph" style:family="paragraph">
      <style:paragraph-properties fo:line-height="150%"/>
    </style:style>
    <style:style style:name="P70" style:parent-style-name="Heading2" style:family="paragraph">
      <style:paragraph-properties fo:line-height="150%"/>
    </style:style>
    <style:style style:name="T71"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P72" style:parent-style-name="Heading3" style:family="paragraph">
      <style:paragraph-properties fo:line-height="150%"/>
    </style:style>
    <style:style style:name="P73" style:parent-style-name="Firstparagraph" style:family="paragraph">
      <style:paragraph-properties fo:line-height="150%"/>
    </style:style>
    <style:style style:name="P74" style:parent-style-name="Textbody" style:family="paragraph">
      <style:paragraph-properties fo:line-height="150%"/>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P77" style:parent-style-name="Heading3" style:family="paragraph">
      <style:paragraph-properties fo:line-height="150%"/>
    </style:style>
    <style:style style:name="P78" style:parent-style-name="Textbody" style:family="paragraph">
      <style:paragraph-properties fo:margin-top="0in" fo:margin-bottom="0in" fo:line-height="150%"/>
    </style:style>
    <style:style style:name="P79" style:parent-style-name="Textbody" style:family="paragraph">
      <style:paragraph-properties fo:margin-top="0in" fo:margin-bottom="0in" fo:line-height="150%"/>
    </style:style>
    <style:style style:name="P80" style:parent-style-name="Textbody" style:family="paragraph">
      <style:paragraph-properties fo:margin-top="0in" fo:margin-bottom="0in" fo:line-height="150%"/>
    </style:style>
    <style:style style:name="P81" style:parent-style-name="Heading3" style:family="paragraph">
      <style:paragraph-properties fo:line-height="150%"/>
    </style:style>
    <style:style style:name="T82" style:parent-style-name="CommentReference" style:family="text">
      <style:text-properties style:font-name="Times New Roman" fo:font-weight="normal" style:font-weight-asian="normal" style:font-weight-complex="normal"/>
    </style:style>
    <style:style style:name="P83" style:parent-style-name="Firstparagraph" style:family="paragraph">
      <style:paragraph-properties fo:line-height="150%"/>
    </style:style>
    <style:style style:name="P84" style:parent-style-name="Textbody" style:family="paragraph">
      <style:paragraph-properties fo:line-height="150%"/>
    </style:style>
    <style:style style:name="P85" style:parent-style-name="Textbody" style:family="paragraph">
      <style:paragraph-properties fo:line-height="150%"/>
    </style:style>
    <style:style style:name="T86" style:parent-style-name="DefaultParagraphFont" style:family="text">
      <style:text-properties fo:font-style="italic" style:font-style-asian="italic" style:font-style-complex="italic"/>
    </style:style>
    <style:style style:name="P87" style:parent-style-name="Heading2" style:family="paragraph">
      <style:paragraph-properties fo:line-height="150%"/>
    </style:style>
    <style:style style:name="T88"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T89"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P90" style:parent-style-name="Firstparagraph" style:family="paragraph">
      <style:paragraph-properties fo:line-height="150%"/>
    </style:style>
    <style:style style:name="P91" style:parent-style-name="Heading4" style:family="paragraph">
      <style:paragraph-properties fo:line-height="150%"/>
    </style:style>
    <style:style style:name="T92"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P93" style:parent-style-name="Firstparagraph" style:family="paragraph">
      <style:paragraph-properties fo:line-height="150%"/>
    </style:style>
    <style:style style:name="T94" style:parent-style-name="DefaultParagraphFont" style:family="text">
      <style:text-properties fo:font-style="italic" style:font-style-asian="italic" style:font-style-complex="italic"/>
    </style:style>
    <style:style style:name="P95" style:parent-style-name="Heading3" style:family="paragraph">
      <style:paragraph-properties fo:line-height="150%"/>
    </style:style>
    <style:style style:name="P96" style:parent-style-name="Firstparagraph" style:family="paragraph">
      <style:paragraph-properties fo:line-height="150%"/>
    </style:style>
    <style:style style:name="P97" style:parent-style-name="Textbody" style:family="paragraph">
      <style:paragraph-properties fo:line-height="150%"/>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P100" style:parent-style-name="Textbody" style:family="paragraph">
      <style:paragraph-properties fo:line-height="150%"/>
    </style:style>
    <style:style style:name="P101" style:parent-style-name="Textbody" style:family="paragraph">
      <style:paragraph-properties fo:line-height="150%"/>
    </style:style>
    <style:style style:name="P102" style:parent-style-name="Heading3" style:family="paragraph">
      <style:paragraph-properties fo:line-height="150%"/>
    </style:style>
    <style:style style:name="P103" style:parent-style-name="Firstparagraph" style:family="paragraph">
      <style:paragraph-properties fo:line-height="150%"/>
    </style:style>
    <style:style style:name="P104" style:parent-style-name="Heading2" style:family="paragraph">
      <style:paragraph-properties fo:line-height="150%"/>
    </style:style>
    <style:style style:name="T105"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P106" style:parent-style-name="Heading3" style:family="paragraph">
      <style:paragraph-properties fo:line-height="150%"/>
    </style:style>
    <style:style style:name="P107" style:parent-style-name="Firstparagraph" style:family="paragraph">
      <style:paragraph-properties fo:line-height="150%"/>
    </style:style>
    <style:style style:name="P108" style:parent-style-name="Textbody" style:family="paragraph">
      <style:paragraph-properties fo:line-height="150%"/>
    </style:style>
    <style:style style:name="P109" style:parent-style-name="Heading3" style:family="paragraph">
      <style:paragraph-properties fo:line-height="150%"/>
    </style:style>
    <style:style style:name="P110" style:parent-style-name="Firstparagraph" style:family="paragraph">
      <style:paragraph-properties fo:line-height="150%"/>
    </style:style>
    <style:style style:name="P111" style:parent-style-name="Textbody" style:family="paragraph">
      <style:paragraph-properties fo:line-height="150%"/>
    </style:style>
    <style:style style:name="P112" style:parent-style-name="Textbody" style:family="paragraph">
      <style:paragraph-properties fo:line-height="150%"/>
    </style:style>
    <style:style style:name="P113" style:parent-style-name="Textbody" style:family="paragraph">
      <style:paragraph-properties fo:line-height="150%"/>
    </style:style>
    <style:style style:name="P114" style:parent-style-name="Heading2" style:family="paragraph">
      <style:paragraph-properties fo:line-height="150%"/>
    </style:style>
    <style:style style:name="P115" style:parent-style-name="Firstparagraph" style:family="paragraph">
      <style:paragraph-properties fo:line-height="150%"/>
    </style:style>
    <style:style style:name="P116" style:parent-style-name="Firstparagraph" style:family="paragraph">
      <style:paragraph-properties fo:line-height="150%"/>
    </style:style>
    <style:style style:name="P117" style:parent-style-name="Textbody" style:family="paragraph">
      <style:paragraph-properties fo:line-height="150%"/>
    </style:style>
    <style:style style:name="P118" style:parent-style-name="Textbody" style:family="paragraph">
      <style:paragraph-properties fo:line-height="150%"/>
    </style:style>
    <style:style style:name="P119" style:parent-style-name="Textbody" style:family="paragraph">
      <style:paragraph-properties fo:line-height="150%"/>
    </style:style>
    <style:style style:name="P120" style:parent-style-name="Textbody" style:family="paragraph">
      <style:paragraph-properties fo:line-height="150%"/>
    </style:style>
    <style:style style:name="T121" style:parent-style-name="DefaultParagraphFont" style:family="text">
      <style:text-properties fo:font-style="italic" style:font-style-asian="italic" style:font-style-complex="italic"/>
    </style:style>
    <style:style style:name="P122" style:parent-style-name="Textbody" style:family="paragraph">
      <style:paragraph-properties fo:line-height="150%"/>
    </style:style>
    <style:style style:name="T123" style:parent-style-name="DefaultParagraphFont" style:family="text">
      <style:text-properties fo:font-style="italic" style:font-style-asian="italic" style:font-style-complex="italic"/>
    </style:style>
    <style:style style:name="P124" style:parent-style-name="Textbody" style:family="paragraph">
      <style:paragraph-properties fo:line-height="150%"/>
    </style:style>
    <style:style style:name="P125" style:parent-style-name="Heading3" style:family="paragraph">
      <style:paragraph-properties fo:line-height="150%"/>
    </style:style>
    <style:style style:name="T126" style:parent-style-name="CommentReference" style:family="text">
      <style:text-properties style:font-name="Times New Roman" fo:font-weight="normal" style:font-weight-asian="normal" style:font-weight-complex="normal"/>
    </style:style>
    <style:style style:name="P127" style:parent-style-name="Firstparagraph" style:family="paragraph">
      <style:paragraph-properties fo:line-height="150%"/>
    </style:style>
    <style:style style:name="P128" style:parent-style-name="Textbody" style:family="paragraph">
      <style:paragraph-properties fo:line-height="150%"/>
    </style:style>
    <style:style style:name="S1" style:family="section">
      <style:section-properties fo:margin-left="0in" fo:margin-right="0in" style:writing-mode="lr-tb"/>
    </style:style>
    <style:style style:name="P129" style:parent-style-name="Bibliography1" style:family="paragraph">
      <style:paragraph-properties fo:line-height="150%"/>
    </style:style>
    <style:style style:name="T130" style:parent-style-name="DefaultParagraphFont" style:family="text">
      <style:text-properties fo:font-style="italic" style:font-style-asian="italic"/>
    </style:style>
    <style:style style:name="P131" style:parent-style-name="Bibliography1" style:family="paragraph">
      <style:paragraph-properties fo:line-height="150%"/>
    </style:style>
    <style:style style:name="T132" style:parent-style-name="DefaultParagraphFont" style:family="text">
      <style:text-properties fo:font-style="italic" style:font-style-asian="italic"/>
    </style:style>
    <style:style style:name="P133" style:parent-style-name="Bibliography1" style:family="paragraph">
      <style:paragraph-properties fo:line-height="150%"/>
    </style:style>
    <style:style style:name="T134" style:parent-style-name="DefaultParagraphFont" style:family="text">
      <style:text-properties fo:font-style="italic" style:font-style-asian="italic"/>
    </style:style>
    <style:style style:name="T135" style:parent-style-name="DefaultParagraphFont" style:family="text">
      <style:text-properties fo:font-style="italic" style:font-style-asian="italic"/>
    </style:style>
    <style:style style:name="P136" style:parent-style-name="Bibliography1" style:family="paragraph">
      <style:paragraph-properties fo:line-height="150%"/>
    </style:style>
    <style:style style:name="T137" style:parent-style-name="DefaultParagraphFont" style:family="text">
      <style:text-properties fo:font-style="italic" style:font-style-asian="italic"/>
    </style:style>
    <style:style style:name="P138" style:parent-style-name="Bibliography1" style:family="paragraph">
      <style:paragraph-properties fo:line-height="150%"/>
    </style:style>
    <style:style style:name="T139" style:parent-style-name="DefaultParagraphFont" style:family="text">
      <style:text-properties fo:font-style="italic" style:font-style-asian="italic"/>
    </style:style>
    <style:style style:name="T140" style:parent-style-name="DefaultParagraphFont" style:family="text">
      <style:text-properties fo:font-style="italic" style:font-style-asian="italic"/>
    </style:style>
    <style:style style:name="P141" style:parent-style-name="Bibliography1" style:family="paragraph">
      <style:paragraph-properties fo:line-height="150%"/>
    </style:style>
    <style:style style:name="P142" style:parent-style-name="Bibliography1" style:family="paragraph">
      <style:paragraph-properties fo:line-height="150%"/>
    </style:style>
    <style:style style:name="T143" style:parent-style-name="DefaultParagraphFont" style:family="text">
      <style:text-properties fo:font-style="italic" style:font-style-asian="italic"/>
    </style:style>
    <style:style style:name="P144" style:parent-style-name="Bibliography1" style:family="paragraph">
      <style:paragraph-properties fo:line-height="150%"/>
    </style:style>
    <style:style style:name="T145" style:parent-style-name="DefaultParagraphFont" style:family="text">
      <style:text-properties fo:font-style="italic" style:font-style-asian="italic"/>
    </style:style>
    <style:style style:name="P146" style:parent-style-name="Bibliography1" style:family="paragraph">
      <style:paragraph-properties fo:line-height="150%"/>
    </style:style>
    <style:style style:name="P147" style:parent-style-name="Bibliography1" style:family="paragraph">
      <style:paragraph-properties fo:line-height="150%"/>
    </style:style>
    <style:style style:name="T148" style:parent-style-name="DefaultParagraphFont" style:family="text">
      <style:text-properties fo:font-style="italic" style:font-style-asian="italic"/>
    </style:style>
    <style:style style:name="T149" style:parent-style-name="DefaultParagraphFont" style:family="text">
      <style:text-properties fo:font-style="italic" style:font-style-asian="italic"/>
    </style:style>
    <style:style style:name="P150" style:parent-style-name="Bibliography1" style:family="paragraph">
      <style:paragraph-properties fo:line-height="150%"/>
    </style:style>
    <style:style style:name="T151" style:parent-style-name="DefaultParagraphFont" style:family="text">
      <style:text-properties fo:font-style="italic" style:font-style-asian="italic"/>
    </style:style>
    <style:style style:name="P152" style:parent-style-name="Bibliography1" style:family="paragraph">
      <style:paragraph-properties fo:line-height="150%"/>
    </style:style>
    <style:style style:name="T153" style:parent-style-name="DefaultParagraphFont" style:family="text">
      <style:text-properties fo:font-style="italic" style:font-style-asian="italic"/>
    </style:style>
    <style:style style:name="P154" style:parent-style-name="Bibliography1" style:family="paragraph">
      <style:paragraph-properties fo:line-height="150%"/>
    </style:style>
    <style:style style:name="T155" style:parent-style-name="DefaultParagraphFont" style:family="text">
      <style:text-properties fo:font-style="italic" style:font-style-asian="italic"/>
    </style:style>
    <style:style style:name="T156" style:parent-style-name="DefaultParagraphFont" style:family="text">
      <style:text-properties fo:font-style="italic" style:font-style-asian="italic"/>
    </style:style>
    <style:style style:name="P157" style:parent-style-name="Bibliography1" style:family="paragraph">
      <style:paragraph-properties fo:line-height="150%"/>
    </style:style>
    <style:style style:name="T158" style:parent-style-name="DefaultParagraphFont" style:family="text">
      <style:text-properties fo:font-style="italic" style:font-style-asian="italic"/>
    </style:style>
    <style:style style:name="P159" style:parent-style-name="Bibliography1" style:family="paragraph">
      <style:paragraph-properties fo:line-height="150%"/>
    </style:style>
    <style:style style:name="T160" style:parent-style-name="DefaultParagraphFont" style:family="text">
      <style:text-properties fo:font-style="italic" style:font-style-asian="italic"/>
    </style:style>
    <style:style style:name="P161" style:parent-style-name="Bibliography1" style:family="paragraph">
      <style:paragraph-properties fo:line-height="150%"/>
    </style:style>
    <style:style style:name="T162" style:parent-style-name="DefaultParagraphFont" style:family="text">
      <style:text-properties fo:font-style="italic" style:font-style-asian="italic"/>
    </style:style>
    <style:style style:name="P163" style:parent-style-name="Bibliography1" style:family="paragraph">
      <style:paragraph-properties fo:line-height="150%"/>
    </style:style>
    <style:style style:name="T164" style:parent-style-name="DefaultParagraphFont" style:family="text">
      <style:text-properties fo:font-style="italic" style:font-style-asian="italic"/>
    </style:style>
    <style:style style:name="P165" style:parent-style-name="Bibliography1" style:family="paragraph">
      <style:paragraph-properties fo:line-height="150%"/>
    </style:style>
    <style:style style:name="T166" style:parent-style-name="DefaultParagraphFont" style:family="text">
      <style:text-properties fo:font-style="italic" style:font-style-asian="italic"/>
    </style:style>
    <style:style style:name="P167" style:parent-style-name="Bibliography1" style:family="paragraph">
      <style:paragraph-properties fo:line-height="150%"/>
    </style:style>
    <style:style style:name="T168" style:parent-style-name="DefaultParagraphFont" style:family="text">
      <style:text-properties fo:font-style="italic" style:font-style-asian="italic"/>
    </style:style>
    <style:style style:name="P169" style:parent-style-name="Bibliography1" style:family="paragraph">
      <style:paragraph-properties fo:line-height="150%"/>
    </style:style>
    <style:style style:name="T170" style:parent-style-name="DefaultParagraphFont" style:family="text">
      <style:text-properties fo:font-style="italic" style:font-style-asian="italic"/>
    </style:style>
    <style:style style:name="P171" style:parent-style-name="Bibliography1" style:family="paragraph">
      <style:paragraph-properties fo:line-height="150%"/>
    </style:style>
    <style:style style:name="T172" style:parent-style-name="DefaultParagraphFont" style:family="text">
      <style:text-properties fo:font-style="italic" style:font-style-asian="italic"/>
    </style:style>
    <style:style style:name="P173" style:parent-style-name="Bibliography1" style:family="paragraph">
      <style:paragraph-properties fo:line-height="150%"/>
    </style:style>
    <style:style style:name="T174" style:parent-style-name="DefaultParagraphFont" style:family="text">
      <style:text-properties fo:font-style="italic" style:font-style-asian="italic"/>
    </style:style>
    <style:style style:name="P175" style:parent-style-name="Bibliography1" style:family="paragraph">
      <style:paragraph-properties fo:line-height="150%"/>
    </style:style>
    <style:style style:name="P176" style:parent-style-name="Bibliography1" style:family="paragraph">
      <style:paragraph-properties fo:line-height="150%"/>
    </style:style>
    <style:style style:name="T177" style:parent-style-name="DefaultParagraphFont" style:family="text">
      <style:text-properties fo:font-style="italic" style:font-style-asian="italic"/>
    </style:style>
    <style:style style:name="P178" style:parent-style-name="Bibliography1" style:family="paragraph">
      <style:paragraph-properties fo:line-height="150%"/>
    </style:style>
    <style:style style:name="T179" style:parent-style-name="DefaultParagraphFont" style:family="text">
      <style:text-properties fo:font-style="italic" style:font-style-asian="italic"/>
    </style:style>
    <style:style style:name="T180" style:parent-style-name="DefaultParagraphFont" style:family="text">
      <style:text-properties fo:font-style="italic" style:font-style-asian="italic"/>
    </style:style>
    <style:style style:name="P181" style:parent-style-name="Bibliography1" style:family="paragraph">
      <style:paragraph-properties fo:line-height="150%"/>
    </style:style>
    <style:style style:name="P182" style:parent-style-name="Bibliography1" style:family="paragraph">
      <style:paragraph-properties fo:line-height="150%"/>
    </style:style>
    <style:style style:name="T183" style:parent-style-name="DefaultParagraphFont" style:family="text">
      <style:text-properties fo:font-style="italic" style:font-style-asian="italic"/>
    </style:style>
    <style:style style:name="P184" style:parent-style-name="Bibliography1" style:family="paragraph">
      <style:paragraph-properties fo:line-height="150%"/>
    </style:style>
    <style:style style:name="T185" style:parent-style-name="DefaultParagraphFont" style:family="text">
      <style:text-properties fo:font-style="italic" style:font-style-asian="italic"/>
    </style:style>
    <style:style style:name="P186" style:parent-style-name="Bibliography1" style:family="paragraph">
      <style:paragraph-properties fo:line-height="150%"/>
    </style:style>
    <style:style style:name="T187" style:parent-style-name="DefaultParagraphFont" style:family="text">
      <style:text-properties fo:font-style="italic" style:font-style-asian="italic"/>
    </style:style>
    <style:style style:name="T188" style:parent-style-name="DefaultParagraphFont" style:family="text">
      <style:text-properties fo:font-style="italic" style:font-style-asian="italic"/>
    </style:style>
    <style:style style:name="P189" style:parent-style-name="Bibliography1" style:family="paragraph">
      <style:paragraph-properties fo:line-height="150%"/>
    </style:style>
    <style:style style:name="T190" style:parent-style-name="DefaultParagraphFont" style:family="text">
      <style:text-properties fo:font-style="italic" style:font-style-asian="italic"/>
    </style:style>
    <style:style style:name="P191" style:parent-style-name="Bibliography1" style:family="paragraph">
      <style:paragraph-properties fo:line-height="150%"/>
    </style:style>
    <style:style style:name="P192" style:parent-style-name="Bibliography1" style:family="paragraph">
      <style:paragraph-properties fo:line-height="150%"/>
    </style:style>
    <style:style style:name="T193" style:parent-style-name="DefaultParagraphFont" style:family="text">
      <style:text-properties fo:font-style="italic" style:font-style-asian="italic"/>
    </style:style>
    <style:style style:name="P194" style:parent-style-name="Bibliography1" style:family="paragraph">
      <style:paragraph-properties fo:line-height="150%"/>
    </style:style>
    <style:style style:name="T195" style:parent-style-name="DefaultParagraphFont" style:family="text">
      <style:text-properties fo:font-style="italic" style:font-style-asian="italic"/>
    </style:style>
    <style:style style:name="P196" style:parent-style-name="Bibliography1" style:family="paragraph">
      <style:paragraph-properties fo:line-height="150%"/>
    </style:style>
    <style:style style:name="T197" style:parent-style-name="DefaultParagraphFont" style:family="text">
      <style:text-properties fo:font-style="italic" style:font-style-asian="italic"/>
    </style:style>
    <style:style style:name="S2" style:family="section">
      <style:section-properties fo:margin-left="0in" fo:margin-right="0in" style:writing-mode="lr-tb"/>
    </style:style>
    <style:style style:name="P198" style:parent-style-name="Textbody" style:family="paragraph">
      <style:paragraph-properties fo:line-height="150%"/>
    </style:style>
    <style:style style:name="P199" style:parent-style-name="Textbody" style:family="paragraph">
      <style:paragraph-properties fo:line-height="150%"/>
    </style:style>
  </office:automatic-styles>
  <office:body>
    <office:text text:use-soft-page-breaks="true">
      <text:p text:style-name="P1">1. Introduction - Games for a Read / Write world.</text:p>
      <text:list text:style-name="LFO11" text:continue-numbering="true">
        <text:list-item>
          <text:p text:style-name="P3"><text:a xlink:href="#introduction---games-for-a-read-write-world." office:target-frame-name="_top" xlink:show="replace"><text:span text:style-name="Definition">Introduction - “Games for a Read / Write World.”</text:span></text:a></text:p>
        </text:list-item>
      </text:list>
      <text:list text:style-name="LFO12" text:continue-numbering="true">
        <text:list-item>
          <text:list>
            <text:list-item>
              <text:p text:style-name="P4"><text:a xlink:href="#a-study-of-the-cultural-and-interpersonal-dimensions-and-evolving-tool-use-of-an-emerging-community-of-families-coding-digital" office:target-frame-name="_top" xlink:show="replace"><text:span text:style-name="Definition">A study of the cultural and interpersonal dimensions and evolving tool use of an emerging community of families coding digital games together.</text:span></text:a></text:p>
            </text:list-item>
            <text:list-item>
              <text:p text:style-name="P5"><text:a xlink:href="#research-questions---july-2024" office:target-frame-name="_top" xlink:show="replace"><text:span text:style-name="Definition">Research Questions - July 2024</text:span></text:a></text:p>
            </text:list-item>
            <text:list-item>
              <text:p text:style-name="P6"><text:a xlink:href="#background-to-the-thesis" office:target-frame-name="_top" xlink:show="replace"><text:span text:style-name="Definition">1. Background to the thesis</text:span></text:a></text:p>
            </text:list-item>
          </text:list>
        </text:list-item>
      </text:list>
      <text:list text:style-name="LFO13" text:continue-numbering="true">
        <text:list-item>
          <text:list>
            <text:list-item>
              <text:list>
                <text:list-item>
                  <text:p text:style-name="P7"><text:a xlink:href="#an-introduction-to-research-on-digital-game-making" office:target-frame-name="_top" xlink:show="replace"><text:span text:style-name="Definition">An introduction to research on digital game making</text:span></text:a></text:p>
                </text:list-item>
                <text:list-item>
                  <text:p text:style-name="P8"><text:a xlink:href="#personal-context-and-motivation-for-undertaking-this-study" office:target-frame-name="_top" xlink:show="replace"><text:span text:style-name="Definition">Personal context and motivation for undertaking this study</text:span></text:a></text:p>
                </text:list-item>
                <text:list-item>
                  <text:p text:style-name="P9"><text:a xlink:href="#connecting-my-experience-to-broader-research-themes" office:target-frame-name="_top" xlink:show="replace"><text:span text:style-name="Definition">Connecting my experience to broader research themes</text:span></text:a></text:p>
                </text:list-item>
              </text:list>
            </text:list-item>
          </text:list>
        </text:list-item>
      </text:list>
      <text:list text:style-name="LFO12" text:continue-numbering="true">
        <text:list-item>
          <text:list>
            <text:list-item>
              <text:p text:style-name="P10"><text:a xlink:href="#context" office:target-frame-name="_top" xlink:show="replace"><text:span text:style-name="Definition">2. Context</text:span></text:a></text:p>
            </text:list-item>
          </text:list>
        </text:list-item>
      </text:list>
      <text:list text:style-name="LFO14" text:continue-numbering="true">
        <text:list-item>
          <text:list>
            <text:list-item>
              <text:list>
                <text:list-item>
                  <text:p text:style-name="P11"><text:a xlink:href="#context-of-game-making-within-school-based-computing-education" office:target-frame-name="_top" xlink:show="replace"><text:span text:style-name="Definition">Context of game making within school-based computing education</text:span></text:a></text:p>
                </text:list-item>
                <text:list-item>
                  <text:p text:style-name="P12"><text:a xlink:href="#context-of-game-making-and-wider-digital-making-and-culture-home-and-informal-settings" office:target-frame-name="_top" xlink:show="replace"><text:span text:style-name="Definition">Context of game making and wider digital making and culture home and informal settings</text:span></text:a></text:p>
                </text:list-item>
              </text:list>
            </text:list-item>
          </text:list>
        </text:list-item>
      </text:list>
      <text:list text:style-name="LFO15" text:continue-numbering="true">
        <text:list-item>
          <text:list>
            <text:list-item>
              <text:list>
                <text:list-item>
                  <text:list>
                    <text:list-item>
                      <text:p text:style-name="P13"><text:a xlink:href="#home-education-settings-as-a-site-of-research" office:target-frame-name="_top" xlink:show="replace"><text:span text:style-name="Definition">Home education settings as a site of research</text:span></text:a></text:p>
                    </text:list-item>
                  </text:list>
                </text:list-item>
              </text:list>
            </text:list-item>
          </text:list>
        </text:list-item>
      </text:list>
      <text:list text:style-name="LFO14" text:continue-numbering="true">
        <text:list-item>
          <text:list>
            <text:list-item>
              <text:list>
                <text:list-item>
                  <text:p text:style-name="P14"><text:a xlink:href="#overview-of-barriers-to-game-making-which-apply-to-both-formal-and-non-formal-environments" office:target-frame-name="_top" xlink:show="replace"><text:span text:style-name="Definition">Overview of barriers to game making which apply to both formal and non-formal environments</text:span></text:a></text:p>
                </text:list-item>
              </text:list>
            </text:list-item>
          </text:list>
        </text:list-item>
      </text:list>
      <text:list text:style-name="LFO12" text:continue-numbering="true">
        <text:list-item>
          <text:list>
            <text:list-item>
              <text:p text:style-name="P15"><text:a xlink:href="#research-objectives-and-questions" office:target-frame-name="_top" xlink:show="replace"><text:span text:style-name="Definition">3. Research objectives and questions</text:span></text:a></text:p>
            </text:list-item>
          </text:list>
        </text:list-item>
      </text:list>
      <text:list text:style-name="LFO16" text:continue-numbering="true">
        <text:list-item>
          <text:list>
            <text:list-item>
              <text:list>
                <text:list-item>
                  <text:p text:style-name="P16"><text:a xlink:href="#research-objectives-recap-of-motivation" office:target-frame-name="_top" xlink:show="replace"><text:span text:style-name="Definition">Research objectives &amp; Recap of motivation</text:span></text:a></text:p>
                </text:list-item>
                <text:list-item>
                  <text:p text:style-name="P17"><text:a xlink:href="#research-questions---july-2024-1" office:target-frame-name="_top" xlink:show="replace"><text:span text:style-name="Definition">Research Questions - July 2024</text:span></text:a></text:p>
                </text:list-item>
                <text:list-item>
                  <text:p text:style-name="P18"><text:a xlink:href="#wider-implications-and-applications-of-the-research" office:target-frame-name="_top" xlink:show="replace"><text:span text:style-name="Definition">Wider implications and applications of the research</text:span></text:a></text:p>
                </text:list-item>
              </text:list>
            </text:list-item>
          </text:list>
        </text:list-item>
      </text:list>
      <text:list text:style-name="LFO12" text:continue-numbering="true">
        <text:list-item>
          <text:list>
            <text:list-item>
              <text:p text:style-name="P19"><text:a xlink:href="#introduction-to-theoretical-framework" office:target-frame-name="_top" xlink:show="replace"><text:span text:style-name="Definition">4. Introduction to theoretical framework</text:span></text:a></text:p>
            </text:list-item>
          </text:list>
        </text:list-item>
      </text:list>
      <text:list text:style-name="LFO17" text:continue-numbering="true">
        <text:list-item>
          <text:list>
            <text:list-item>
              <text:list>
                <text:list-item>
                  <text:p text:style-name="P20"><text:a xlink:href="#why-not-use-constructionism" office:target-frame-name="_top" xlink:show="replace"><text:span text:style-name="Definition">(Why not use constructionism)</text:span></text:a></text:p>
                </text:list-item>
                <text:list-item>
                  <text:p text:style-name="P21"><text:a xlink:href="#cultural-historical-activity-theory" office:target-frame-name="_top" xlink:show="replace"><text:span text:style-name="Definition">(Cultural historical activity theory)</text:span></text:a></text:p>
                </text:list-item>
                <text:list-item>
                  <text:p text:style-name="P22"><text:a xlink:href="#on-design-based-research-dbr" office:target-frame-name="_top" xlink:show="replace"><text:span text:style-name="Definition">(On Design-based research (DBR))</text:span></text:a></text:p>
                </text:list-item>
              </text:list>
            </text:list-item>
          </text:list>
        </text:list-item>
      </text:list>
      <text:list text:style-name="LFO12" text:continue-numbering="true">
        <text:list-item>
          <text:list>
            <text:list-item>
              <text:p text:style-name="P23"><office:annotation office:name="0" xml:id="708879752"><dc:creator>Cathy Lewin</dc:creator><dc:date>2024-07-16T07:53:00</dc:date><meta:creator-initials>CL</meta:creator-initials><text:p text:style-name="CommentText">I would put this in the conclusions rather than intro</text:p></office:annotation><text:a xlink:href="#the-significance-of-the-thesis-and-its-limitations" office:target-frame-name="_top" xlink:show="replace"><text:span text:style-name="Definition">5. The significance of the thesis and its limitations</text:span></text:a></text:p>
            </text:list-item>
          </text:list>
        </text:list-item>
      </text:list>
      <text:list text:style-name="LFO18" text:continue-numbering="true">
        <text:list-item>
          <text:list>
            <text:list-item>
              <text:list>
                <text:list-item>
                  <text:p text:style-name="P24"><text:a xlink:href="#the-challenge-of-maintaining-focus-in-this-phd-process" office:target-frame-name="_top" xlink:show="replace"><text:span text:style-name="Definition">The challenge of maintaining focus in this PhD process</text:span></text:a></text:p>
                </text:list-item>
                <text:list-item>
                  <text:p text:style-name="P25"><text:a xlink:href="#contribution-to-knowledge-of-this-thesis" office:target-frame-name="_top" xlink:show="replace"><text:span text:style-name="Definition">Contribution to knowledge of this thesis</text:span></text:a><text:span text:style-name="CommentReference"><office:annotation-end office:name="0"/></text:span></text:p>
                </text:list-item>
              </text:list>
            </text:list-item>
          </text:list>
        </text:list-item>
      </text:list>
      <text:list text:style-name="LFO12" text:continue-numbering="true">
        <text:list-item>
          <text:list>
            <text:list-item>
              <text:p text:style-name="P26"><text:a xlink:href="#chapter-outline-of-the-study" office:target-frame-name="_top" xlink:show="replace"><text:span text:style-name="Definition">6. Chapter outline of the study</text:span></text:a></text:p>
            </text:list-item>
          </text:list>
        </text:list-item>
      </text:list>
      <text:list text:style-name="LFO19" text:continue-numbering="true">
        <text:list-item>
          <text:list>
            <text:list-item>
              <text:list>
                <text:list-item>
                  <text:p text:style-name="P27"><text:a xlink:href="#link-to-next-chapter" office:target-frame-name="_top" xlink:show="replace"><text:span text:style-name="Definition">7. Link to next chapter</text:span></text:a></text:p>
                </text:list-item>
              </text:list>
            </text:list-item>
          </text:list>
        </text:list-item>
      </text:list>
      <text:h text:style-name="P28" text:outline-level="1"><text:bookmark-start text:name="introduction---games-for-a-read-write-wo"/>Introduction - “Games for a Read / Write World.”<text:bookmark-end text:name="introduction---games-for-a-read-write-wo"/></text:h>
      <text:h text:style-name="P29" text:outline-level="3"><text:bookmark-start text:name="a-study-of-the-cultural-and-interpersona"/>A study of the cultural and interpersonal dimensions and evolving tool use of an emerging community of families coding digital games together.<text:bookmark-end text:name="a-study-of-the-cultural-and-interpersona"/></text:h>
      <text:h text:style-name="P30" text:outline-level="3"><text:bookmark-start text:name="research-questions---july-2024"/><office:annotation office:name="1" xml:id="708879799"><dc:creator>Cathy Lewin</dc:creator><dc:date>2024-07-16T07:54:00</dc:date><meta:creator-initials>CL</meta:creator-initials><text:p text:style-name="CommentText">I don't think you need these here</text:p></office:annotation>Research Questions - July 2024<text:bookmark-end text:name="research-questions---july-2024"/><text:span text:style-name="T31"><office:annotation-end office:name="1"/></text:span></text:h>
      <text:list text:style-name="LFO20" text:continue-numbering="true">
        <text:list-item>
          <text:p text:style-name="P32"><office:annotation office:name="2" xml:id="708879863"><dc:creator>Cathy Lewin</dc:creator><dc:date>2024-07-16T07:55:00</dc:date><meta:creator-initials>CL</meta:creator-initials><text:p text:style-name="CommentText">Could this be more concise and to the point? Might not be best for first question</text:p></office:annotation>What contradictions arose in participation in this research’s game coding processes and what pedagogical tools and processes are available to address these contradictions<text:span text:style-name="CommentReference"><office:annotation-end office:name="2"/></text:span>?</text:p>
        </text:list-item>
        <text:list-item>
          <text:p text:style-name="P33">How can game design patterns support the development of computational fluency in novices?</text:p>
        </text:list-item>
        <text:list-item>
          <text:p text:style-name="P34">How can learners build agency in an evolving community of game makers?</text:p>
        </text:list-item>
      </text:list>
      <text:h text:style-name="P35" text:outline-level="2"><text:bookmark-start text:name="background-to-the-thesis"/>1. Background to the thesis<text:bookmark-end text:name="background-to-the-thesis"/></text:h>
      <text:p text:style-name="P36">We live in a society where digital technology is increasingly used in work and home life, providing diverse opportunities. However, these opportunities come with costs.<text:s/><office:annotation office:name="3" xml:id="708879916"><dc:creator>Cathy Lewin</dc:creator><dc:date>2024-07-16T07:56:00</dc:date><meta:creator-initials>CL</meta:creator-initials><text:p text:style-name="CommentText">Citation would be helpful here</text:p></office:annotation>Convenience and automation of tasks in the form of commercial software services and AI can diminish critical thinking skills and make individuals overly reliant on technology.<text:span text:style-name="CommentReference"><office:annotation-end office:name="3"/></text:span><text:s/><office:annotation office:name="4" xml:id="708879938"><dc:creator>Cathy Lewin</dc:creator><dc:date>2024-07-16T07:56:00</dc:date><meta:creator-initials>CL</meta:creator-initials><text:p text:style-name="CommentText">ditto</text:p></office:annotation>In particular, sophisticated media production and delivery systems, often driven by algorithmically generated suggestions can foster a passive consumption of media.<text:span text:style-name="CommentReference"><office:annotation-end office:name="4"/></text:span><text:s/>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h text:style-name="P37" text:outline-level="3"><text:bookmark-start text:name="an-introduction-to-research-on-digital-g"/><text:soft-page-break/>An introduction to research on digital game making<text:bookmark-end text:name="an-introduction-to-research-on-digital-g"/></text:h>
      <text:p text:style-name="P38">While much research on digital game making focuses on its educational benefits for subjects like mathematics and science, as well as enhancing coding skills (Kafai and Vasudevan, 2015), there is also a<text:s/><office:annotation office:name="5" xml:id="708880034"><dc:creator>Cathy Lewin</dc:creator><dc:date>2024-07-16T07:58:00</dc:date><meta:creator-initials>CL</meta:creator-initials><text:p text:style-name="CommentText">Not quite sure what you are trying to say here</text:p></office:annotation>diverse range of motivations behind game making<text:span text:style-name="CommentReference"><office:annotation-end office:name="5"/></text:span>, including<text:s/><office:annotation office:name="6" xml:id="708880091"><dc:creator>Cathy Lewin</dc:creator><dc:date>2024-07-16T07:59:00</dc:date><meta:creator-initials>CL</meta:creator-initials><text:p text:style-name="CommentText">Needs explaining</text:p></office:annotation>critical making<text:s/><text:span text:style-name="CommentReference"><office:annotation-end office:name="6"/></text:span>and empowerment. This study stands as a small contribution to a more inclusive approach to<text:s/><office:annotation office:name="7" xml:id="708880176"><dc:creator>Cathy Lewin</dc:creator><dc:date>2024-07-16T08:00:00</dc:date><meta:creator-initials>CL</meta:creator-initials><text:p text:style-name="CommentText">Seems like a broad term that could be open to interpretation - can you think of something that is more specific?</text:p></office:annotation>technology development<text:span text:style-name="CommentReference"><office:annotation-end office:name="7"/></text:span>, moving beyond a future dictated by a technological elite to one shaped by a broadly informed society.</text:p>
      <text:p text:style-name="P39">In this thesis, I explore digital game making as a vehicle to develop to<text:s/><office:annotation office:name="8" xml:id="708880533"><dc:creator>Cathy Lewin</dc:creator><dc:date>2024-07-16T08:06:00</dc:date><meta:creator-initials>CL</meta:creator-initials><text:p text:style-name="CommentText">I think you should explain what you mean by this straight away so perhaps shuffle some of the sentences in this paragraph</text:p></office:annotation>computational fluency<text:s/><text:span text:style-name="CommentReference"><office:annotation-end office:name="8"/></text:span>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 of computational fluency is used as a guiding principle throughout the thesis. The term communicates ‘not only an understanding of computational concepts and problem-solving strategies, but also the ability to create and express oneself with digital technologies’ (Resnick, 2018). For Resnick, fluency, whether with writing or coding, helps develop your thinking, voice, and identity (Resnick, 2017). Resnick’s aim here is to critique formulaic and instruction-based computing education (Resnick and Rusk, 2020).</text:p>
      <text:p text:style-name="P40">The refocusing of the UK curriculum<text:s/><office:annotation office:name="9" xml:id="709078350"><dc:creator>Cathy Lewin</dc:creator><dc:date>2024-07-18T15:03:00</dc:date><meta:creator-initials>CL</meta:creator-initials><text:p text:style-name="CommentText">Do you need this - I stumbled - would ‘assessment’ do the job here?</text:p></office:annotation>and supporting exams in the area of digital education<text:s/><text:span text:style-name="CommentReference"><office:annotation-end office:name="9"/></text:span>towards a more abstract approach to computer science concepts<text:s/><office:annotation office:name="10" xml:id="709078432"><dc:creator>Cathy Lewin</dc:creator><dc:date>2024-07-18T15:05:00</dc:date><meta:creator-initials>CL</meta:creator-initials><text:p text:style-name="CommentText">Stumbled again - can you say this in a mores straight forward way?</text:p></office:annotation>over a skills-based production<text:s/><text:span text:style-name="CommentReference"><office:annotation-end office:name="10"/></text:span>has raised concerns. Kemp and colleagues’(<text:span text:style-name="T41">kemp_future_2024?</text:span>) recent report on the future of computing education notes the decreasing take up of computing by girls and those in lower socio-economic areas and an increasingly unequal offer of<text:s/><office:annotation office:name="11" xml:id="709078513"><dc:creator>Cathy Lewin</dc:creator><dc:date>2024-07-18T15:06:00</dc:date><meta:creator-initials>CL</meta:creator-initials><text:p text:style-name="CommentText">Might this be read as online exams - I think you mean digital qualifications?</text:p></office:annotation>digital-based<text:s/><text:span text:style-name="CommentReference"><office:annotation-end office:name="11"/></text:span>exams to students. One of the recommendations of this report is to<text:s/><office:annotation office:name="12" xml:id="709078569"><dc:creator>Cathy Lewin</dc:creator><dc:date>2024-07-18T15:07:00</dc:date><meta:creator-initials>CL</meta:creator-initials><text:p text:style-name="CommentText">Within existing qualifications or qualifications in their own right?</text:p></office:annotation>offer more informal digital making and project work involving coding<text:s/><text:span text:style-name="CommentReference"><office:annotation-end office:name="12"/></text:span><office:annotation office:name="13" xml:id="709078593"><dc:creator>Cathy Lewin</dc:creator><dc:date>2024-07-18T15:07:00</dc:date><meta:creator-initials>CL</meta:creator-initials><text:p text:style-name="CommentText">Not quite sure what you are <text:s/>trying to argue here!</text:p></office:annotation>as an inclusive practice<text:span text:style-name="CommentReference"><office:annotation-end office:name="13"/></text:span>.</text:p>
      <text:p text:style-name="P42">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text:s/><office:annotation office:name="14" xml:id="709078708"><dc:creator>Cathy Lewin</dc:creator><dc:date>2024-07-18T15:09:00</dc:date><meta:creator-initials>CL</meta:creator-initials><text:p text:style-name="CommentText">Do Boyle and Kao use this term? If so put in quotes and if not can you express this differently (cuteness sounds odd here)</text:p></office:annotation>of cuteness<text:s/><text:span text:style-name="CommentReference"><office:annotation-end office:name="14"/></text:span>create a potential for connection between younger and older<text:s/><text:soft-page-break/>players (Boyle and Kao, 2017). The sustained popularity of retro games together with easy-to-use game making tools and code frameworks, provides an entry point for game players into game making cultures which is reflected in the success of amateur game-publishing websites like itch.io (Garda, 2014).</text:p>
      <text:p text:style-name="P43">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To answer this question, theoretical and practical understandings of the development of agency in the participation in informal community-based projects are of value. The next section begins to explain my personal interest in this dimension of the study through a brief exploration of my involvement in project-based approaches in digital media education and campaigning contexts.</text:p>
      <text:h text:style-name="P44" text:outline-level="3"><text:bookmark-start text:name="personal-context-and-motivation-for-unde"/>Personal context and motivation for undertaking this study<text:bookmark-end text:name="personal-context-and-motivation-for-unde"/></text:h>
      <text:p text:style-name="P45">My journey into the world of technology and education began in the 1990s, when I was actively involved in organizing and promoting unlicensed music events and festivals. Email and websites became important tools in this process, and I was an enthusiastic<text:s/>early adopter of these technologies. In in the mid-nineties, when I first started publishing websites, the internet appeared almost free of corporate messages. It was a space for oddballs, niche enthusiasts and activists. In the 2000s, my focus shifted towards environmental activism, migrant rights and left-libertarian protests against unaccountable global institutions like the WTO, IMF, and G8. I used film screenings and music events for outreach and email lists, websites and wikis as organising tools. My work with Undercurrents, a video activism magasine, involved digitising their VHS content for online distribution (Heritage, 2008). Through Undercurrents, I connected with a broader network of media and internet activists associated with the Indymedia project (Pickard, 2006). These experiences exposed me to non-hierarchical organising approaches and the decentralised organising principles, which are also an important guidelines for the free software and free culture movements (Lessig, 2004). Inspired by the potential of the tools and organising processes, I began to share relevant approaches with local organisations by specialising in internet and media creation training and community development.</text:p>
      <text:p text:style-name="P46"><office:annotation office:name="15" xml:id="709079079"><dc:creator>Cathy Lewin</dc:creator><dc:date>2024-07-18T15:15:00</dc:date><meta:creator-initials>CL</meta:creator-initials><text:p text:style-name="CommentText">I’m wondering if this is a bit too much detail here - could you shorten?</text:p></office:annotation><text:soft-page-break/>In 2011, it was revealed that an undercover police officer named Mark Kennedy, operating under the alias Mark Stone, had infiltrated several activist groups I had been part of (Lewis and Evans, 2013). My role in outreach for this movement became very uncomfortable, as it became clear to the extent to which our participation in this movement came with hidden risks. Our attempts to create systemic change were being countered with a response from the state who were far better resourced than our movement. The momentum of this movement had been in part driven by new uses of technology and grassroots organising processes. However, the open web’s potential for egalitarian and non-corporate publishing was undermined through the “embrace, extend, and extinguish” tactic (Jason and West, 2011). Concurrently, the open-posting Indymedia news network suffered from extensive publishing of misinformation and ad hominem attacks from suspicious sources targeting community activism on social media.<text:span text:style-name="CommentReference"><office:annotation-end office:name="15"/></text:span></text:p>
      <text:p text:style-name="P47">In response to growing discomfort around involvement in political and environmental activism and the need to support myself financially, I shifted my focus increasingly towards community development. I concentrated on my work with<text:s/><office:annotation office:name="16" xml:id="709079111"><dc:creator>Cathy Lewin</dc:creator><dc:date>2024-07-18T15:16:00</dc:date><meta:creator-initials>CL</meta:creator-initials><text:p text:style-name="CommentText">Needs explaining</text:p></office:annotation>FLOSS Manuals<text:span text:style-name="CommentReference"><office:annotation-end office:name="16"/></text:span>, writing and<text:s/><office:annotation office:name="17" xml:id="709079173"><dc:creator>Cathy Lewin</dc:creator><dc:date>2024-07-18T15:17:00</dc:date><meta:creator-initials>CL</meta:creator-initials><text:p text:style-name="CommentText">Can you say to whom?</text:p></office:annotation>promoting documentation and online learning resources for media creation and collaborative processes using Free Software<text:span text:style-name="CommentReference"><office:annotation-end office:name="17"/></text:span>. This work allowed me to document and advocate for low-cost media and web production methods and co-author<text:s/><text:span text:style-name="T48">A Open Web</text:span><text:s/>[^5], a book which celebrated the opportunities provided by<text:s/><office:annotation office:name="18" xml:id="709079190"><dc:creator>Cathy Lewin</dc:creator><dc:date>2024-07-18T15:17:00</dc:date><meta:creator-initials>CL</meta:creator-initials><text:p text:style-name="CommentText">Does this need explaining</text:p></office:annotation>open source<text:s/><text:span text:style-name="CommentReference"><office:annotation-end office:name="18"/></text:span>and decentralised web technology to create a more egalitarian environment of digital participation. The FLOSS Manuals project also connected me to diverse international networks whose work was informed by participatory production and decision-making methods. A key network was the<text:s/><office:annotation office:name="19" xml:id="709079300"><dc:creator>Cathy Lewin</dc:creator><dc:date>2024-07-18T15:19:00</dc:date><meta:creator-initials>CL</meta:creator-initials><text:p text:style-name="CommentText">Does this need more intro?</text:p></office:annotation>Mozilla<text:span text:style-name="CommentReference"><office:annotation-end office:name="19"/></text:span><text:s/>community where I created documentation, workshop guides and other learning resources with networks of informal educators.<text:s/><office:annotation office:name="20" xml:id="709079281"><dc:creator>Cathy Lewin</dc:creator><dc:date>2024-07-18T15:19:00</dc:date><meta:creator-initials>CL</meta:creator-initials><text:p text:style-name="CommentText">How relevant is this?</text:p></office:annotation>This avenue offered a reconnection to discussing the politics of independent communications in line with an empowerment agenda.<text:span text:style-name="CommentReference"><office:annotation-end office:name="20"/></text:span></text:p>
      <text:p text:style-name="P49">Discussion around the launch of a new UK computing curriculum in 2013<text:s/><office:annotation office:name="21" xml:id="709079388"><dc:creator>Cathy Lewin</dc:creator><dc:date>2024-07-18T15:21:00</dc:date><meta:creator-initials>CL</meta:creator-initials><text:p text:style-name="CommentText">Can you explain this more clearly?</text:p></office:annotation>championed the possibilities of creative digital production within the classroom<text:span text:style-name="CommentReference"><office:annotation-end office:name="21"/></text:span><text:s/>(<text:span text:style-name="T50">livingstone2010next?</text:span>). In that year I undertook a Masters in Computing and in the following year a PGCE in Computing. As part of my PGCE dissertation, I designed and delivered a pilot scheme to teach<text:s/><office:annotation office:name="22" xml:id="709079422"><dc:creator>Cathy Lewin</dc:creator><dc:date>2024-07-18T15:21:00</dc:date><meta:creator-initials>CL</meta:creator-initials><text:p text:style-name="CommentText">Briefly explain what this is</text:p></office:annotation>JavaScript<text:span text:style-name="CommentReference"><office:annotation-end office:name="22"/></text:span><text:s/>in playful ways. The learning materials were made available as<text:s/><office:annotation office:name="23" xml:id="709079468"><dc:creator>Cathy Lewin</dc:creator><dc:date>2024-07-18T15:22:00</dc:date><meta:creator-initials>CL</meta:creator-initials><text:p text:style-name="CommentText">More introduction/explanation?</text:p></office:annotation>an OER<text:s/><text:span text:style-name="CommentReference"><office:annotation-end office:name="23"/></text:span>as part of Mozilla’s online<text:s/><text:soft-page-break/>teaching resources<text:s/><text:span text:style-name="FootnoteReference"><text:note text:note-class="footnote" text:id="_ftn0"><text:note-citation>1</text:note-citation><text:note-body><text:p text:style-name="Footnote">https://web.archive.org/web/20200423162826/http://edlab.org.uk/</text:p></text:note-body></text:note></text:span>.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text:s/><text:span text:style-name="FootnoteReference"><text:note text:note-class="footnote" text:id="_ftn1"><text:note-citation>2</text:note-citation><text:note-body><text:p text:style-name="Footnote">http://archive.flossmanuals.net/an-open-web/</text:p></text:note-body></text:note></text:span>. This work provided opportunities to pursue creative, project based approaches to teaching<text:s/><office:annotation office:name="24" xml:id="709079591"><dc:creator>Cathy Lewin</dc:creator><dc:date>2024-07-18T15:24:00</dc:date><meta:creator-initials>CL</meta:creator-initials><text:p text:style-name="CommentText">You are using several terms interchangeably - might be good to select one or two and stick to them? Try to imagine yourself reading this as a person with no background in tech!</text:p></office:annotation>technology<text:span text:style-name="CommentReference"><office:annotation-end office:name="24"/></text:span><text:s/>to young people and families. Building on<text:s/><office:annotation office:name="25" xml:id="709079794"><dc:creator>Cathy Lewin</dc:creator><dc:date>2024-07-18T15:27:00</dc:date><meta:creator-initials>CL</meta:creator-initials><text:p text:style-name="CommentText">Is this the right phrase to use?</text:p></office:annotation>the success<text:s/><text:span text:style-name="CommentReference"><office:annotation-end office:name="25"/></text:span>of this work, I applied to undertake this PhD study with the Education and Social Research Institute of Manchester Metropolitan University (ESRI).</text:p>
      <text:h text:style-name="P51" text:outline-level="3"><text:bookmark-start text:name="connecting-my-experience-to-broader-rese"/>Connecting my experience to broader research themes<text:bookmark-end text:name="connecting-my-experience-to-broader-rese"/></text:h>
      <text:p text:style-name="P52"><office:annotation office:name="26" xml:id="709079936"><dc:creator>Cathy Lewin</dc:creator><dc:date>2024-07-18T15:30:00</dc:date><meta:creator-initials>CL</meta:creator-initials><text:p text:style-name="CommentText">At this point I’m starting to feel the need for citations to back up some of the statements you are making.</text:p></office:annotation>In<text:span text:style-name="CommentReference"><office:annotation-end office:name="26"/></text:span><text:s/>this section, I outline how these experiences connect to broader research issues on<text:s/><office:annotation office:name="27" xml:id="709079842"><dc:creator>Cathy Lewin</dc:creator><dc:date>2024-07-18T15:28:00</dc:date><meta:creator-initials>CL</meta:creator-initials><text:p text:style-name="CommentText">Write out in full at first use - you do this later in the paragraph!</text:p></office:annotation>PBL<text:span text:style-name="CommentReference"><office:annotation-end office:name="27"/></text:span>, media and game creation within informal learning environments. Drawing on learners’ interests and creating authentic products is a foundational approach of PBL and is explored in game-making contexts?<text:s/>in convincing research. My past a<office:annotation office:name="28" xml:id="709080037"><dc:creator>Cathy Lewin</dc:creator><dc:date>2024-07-18T15:31:00</dc:date><meta:creator-initials>CL</meta:creator-initials><text:p text:style-name="CommentText">Is this the right word?</text:p></office:annotation>ims<text:s/><text:span text:style-name="CommentReference"><office:annotation-end office:name="28"/></text:span>surrounding empowerment and freedom of expression through DIY music events and protest culture align with broader movements that advocate equality of access to digital participatory culture. However, my experiences<text:s/><office:annotation office:name="29" xml:id="709080095"><dc:creator>Cathy Lewin</dc:creator><dc:date>2024-07-18T15:32:00</dc:date><meta:creator-initials>CL</meta:creator-initials><text:p text:style-name="CommentText">Might be worth saying a bit more about this or giving some examples.</text:p></office:annotation>highlight the barriers<text:s/><text:span text:style-name="CommentReference"><office:annotation-end office:name="29"/></text:span>to undertaking practical project-based learning (PBL) projects, particularly in a UK computing context,<text:s/><office:annotation office:name="30" xml:id="709080141"><dc:creator>Cathy Lewin</dc:creator><dc:date>2024-07-18T15:33:00</dc:date><meta:creator-initials>CL</meta:creator-initials><text:p text:style-name="CommentText">Ah ok - it comes later - just give one example of a barrier perhaps and a citation would be helpful</text:p></office:annotation>a theme which is explored further in the literature review<text:span text:style-name="CommentReference"><office:annotation-end office:name="30"/></text:span>.<text:s/><office:annotation office:name="31" xml:id="709080200"><dc:creator>Cathy Lewin</dc:creator><dc:date>2024-07-18T15:34:00</dc:date><meta:creator-initials>CL</meta:creator-initials><text:p text:style-name="CommentText">Not quite sure what you are trying to say here</text:p></office:annotation>The process of being involved in short-term systemic change only to suffer later backlash has guided me to help others explore a more critical understanding of their own place within wider systems<text:span text:style-name="CommentReference"><office:annotation-end office:name="31"/></text:span>. This may seem tangential to the activities of participants studied in this research, however such processes of building agency in a fledgling community can be seen as important acts of community participation.</text:p>
      <text:p text:style-name="P53">Improvisational and messy approaches in my previous work may seem chaotic, however, the process builds a collective understanding of the problem area among participants. This communal experience of transformative agency also has the potential to mitigate the unintended and unwelcome consequences through rapid, responsive adjustment in the course of a project.<text:s/><office:annotation office:name="32" xml:id="709080269"><dc:creator>Cathy Lewin</dc:creator><dc:date>2024-07-18T15:35:00</dc:date><meta:creator-initials>CL</meta:creator-initials><text:p text:style-name="CommentText">Not quite sure how this fits in at this point. Perhaps needs a bit more unpacking?</text:p></office:annotation>In<text:s/><text:soft-page-break/>addition, I find Rogoff’s reflection that initial first impressions of a ‘chaotic’ environment of learning in a community of learners are false impressions that stem from a lack of understanding of the underlying structure of activity (n.d.:219) useful<text:span text:style-name="CommentReference"><office:annotation-end office:name="32"/></text:span>. These aspects are explored in later chapters in reflections on design-based research.</text:p>
      <text:h text:style-name="P54" text:outline-level="2"><text:bookmark-start text:name="context"/>2.<text:s/><office:annotation office:name="33" xml:id="709409358"><dc:creator>Cathy</dc:creator><dc:date>2024-07-22T11:00:00</dc:date><meta:creator-initials>C</meta:creator-initials><text:p text:style-name="CommentText">Watch out for short sub-sections. Would be better to say there are X key contextual themes. Then start each one with Firstly…. Etc</text:p><text:p text:style-name="CommentText"/><text:p text:style-name="CommentText">Ie Firstly, the context of game making within a school based computing education needs consideration. The changing shape….</text:p></office:annotation><office:annotation office:name="34" xml:id="709412068"><dc:creator>Cathy</dc:creator><dc:date>2024-07-22T11:45:00</dc:date><meta:creator-initials>C</meta:creator-initials><text:p text:style-name="CommentText">It would also be good to insert some citations throughout this section to support the assertions being made</text:p></office:annotation>Context<text:bookmark-end text:name="context"/><text:span text:style-name="T55"><office:annotation-end office:name="33"/></text:span><text:span text:style-name="T56"><office:annotation-end office:name="34"/></text:span></text:h>
      <text:p text:style-name="P57">This introduction<text:s/><office:annotation office:name="35" xml:id="709080295"><dc:creator>Cathy Lewin</dc:creator><dc:date>2024-07-18T15:36:00</dc:date><meta:creator-initials>CL</meta:creator-initials><text:p text:style-name="CommentText">Yes - good to do this!</text:p></office:annotation>begins an exploration of key contextual factors<text:span text:style-name="CommentReference"><office:annotation-end office:name="35"/></text:span>.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begins to situate this research within key contextual themes. A more detailed exploration continues in the literature review of Chapter 2.</text:p>
      <text:h text:style-name="P58" text:outline-level="3"><text:bookmark-start text:name="context-of-game-making-within-school-bas"/>Context of game making<text:s/><office:annotation office:name="36" xml:id="709140436"><dc:creator>Cathy Lewin</dc:creator><dc:date>2024-07-19T08:18:00</dc:date><meta:creator-initials>CL</meta:creator-initials><text:p text:style-name="CommentText">It would sound better if you used the term used by the govt here - ‘disapplied’</text:p></office:annotation>within<text:span text:style-name="T59"><office:annotation-end office:name="36"/></text:span><text:s/>school-based computing education<text:bookmark-end text:name="context-of-game-making-within-school-bas"/></text:h>
      <text:p text:style-name="P60">The changing shape of provision on UK<text:s/><office:annotation office:name="37" xml:id="709080405"><dc:creator>Cathy Lewin</dc:creator><dc:date>2024-07-18T15:37:00</dc:date><meta:creator-initials>CL</meta:creator-initials><text:p text:style-name="CommentText">Another term!</text:p></office:annotation>digital-focused<text:s/><text:span text:style-name="CommentReference"><office:annotation-end office:name="37"/></text:span>education in schools<text:s/><text:s/>is a result of<text:s/>several key developments. The first is Google leader Eric Schmidt’s speech as a MacTaggart lecture in Edinburgh in 2011, critiquing current computing provision, “Your IT curriculum focuses on teaching how to use software, but gives no insight into how it’s made” (Schmidt, 2011:8). The second was a report “Shut Down or Restart?” by the Royal Society (RSA) [the_royal_society_shut_2012] released in early 2012. The report recommended steering the<text:s/><office:annotation office:name="38" xml:id="709080527"><dc:creator>Cathy Lewin</dc:creator><dc:date>2024-07-18T15:39:00</dc:date><meta:creator-initials>CL</meta:creator-initials><text:p text:style-name="CommentText">Spell out in full first time, Perhaps you need a sentence explaining the pre-computing curriculum (ie ICT curriciulum)?</text:p></office:annotation>ICT<text:span text:style-name="CommentReference"><office:annotation-end office:name="38"/></text:span><text:s/>curriculum towards computer science and programming, providing funding professional development and a greater inclusivity in computing education, and increased partnership work with computing professionals. In the same week Michael Gove [@-gove_michael_2012] announced<text:s/>that<text:s/>the ICT curriculum<text:s/>would be replaced. Finally, the new<text:s/><text:span text:style-name="T61">computing</text:span><text:s/>curriculum was released in 2013 to a mixed response (DFE, 2013). However, while community responses were collected via a consultation, a clear consensus to avoid removal of too much digital literacy and creative project work was ignored in the final curriculum (Twining, 2013).<text:s/><office:annotation office:name="39" xml:id="709408998"><dc:creator>Cathy</dc:creator><dc:date>2024-07-22T10:54:00</dc:date><meta:creator-initials>C</meta:creator-initials><text:p text:style-name="CommentText">I don’t think this is necessary and you could delete it</text:p></office:annotation>Preston (Preston, 2013) shares Twining’s perspective that Gove and Schmidt’s critique of previous ICT provision was misjudged, sharing a perspective that the ICT had been given a good kicking in part as a political football.<text:span text:style-name="CommentReference"><office:annotation-end office:name="39"/></text:span></text:p>
      <text:p text:style-name="P62"><office:annotation office:name="40" xml:id="709409143"><dc:creator>Cathy</dc:creator><dc:date>2024-07-22T10:56:00</dc:date><meta:creator-initials>C</meta:creator-initials><text:p text:style-name="CommentText">Would it be better to switch these round? Ie stuff from Waite then Kemp et al <text:s/>- one came before the other?</text:p></office:annotation><text:soft-page-break/>A recent report by Kemp and colleagues (Kemp et al., 2024) on the future of computing education confirms some of these initial concerns about the 2013 computing curriculum and related exams. The report outlines the disparity and dropping numbers in the uptake of digital-related qualifications. A previous report, “After the Reboot” (Waite, 2017),<text:s/><text:span text:style-name="CommentReference"><office:annotation-end office:name="40"/></text:span>found that girls, ethnic minorities, and students of lower socio-economic status were all less likely to take computing as a subject at the GCSE level, in part due to cultural barriers and the<text:s/><office:annotation office:name="41" xml:id="709409070"><dc:creator>Cathy</dc:creator><dc:date>2024-07-22T10:55:00</dc:date><meta:creator-initials>C</meta:creator-initials><text:p text:style-name="CommentText">Should this be ‘perceived relative difficulty’? Or is there a citation providing evidence that it is more difficult?</text:p></office:annotation>relative<text:s/><text:span text:style-name="CommentReference"><office:annotation-end office:name="41"/></text:span>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text:s/><office:annotation office:name="42" xml:id="709409200"><dc:creator>Cathy</dc:creator><dc:date>2024-07-22T10:57:00</dc:date><meta:creator-initials>C</meta:creator-initials><text:p text:style-name="CommentText">Might be helpful to explicitly state these or give an example at least</text:p></office:annotation>the structural limitations of the curriculum and computing exams remain.<text:s/><text:span text:style-name="CommentReference"><office:annotation-end office:name="42"/></text:span>These factors have led may practitioners and researchers to investigate game making in more informal settings.</text:p>
      <text:h text:style-name="P63" text:outline-level="3"><text:bookmark-start text:name="context-of-game-making-and-wider-digital"/>Context of game making and wider digital making and culture home and informal settings<text:bookmark-end text:name="context-of-game-making-and-wider-digital"/></text:h>
      <text:p text:style-name="P64">The contextual challenges in UK computing education outlined?<text:s/>above contrast with the positive<text:s/><office:annotation office:name="43" xml:id="709409406"><dc:creator>Cathy</dc:creator><dc:date>2024-07-22T11:01:00</dc:date><meta:creator-initials>C</meta:creator-initials><text:p text:style-name="CommentText">In informal settings?</text:p></office:annotation>developments in digital making<text:span text:style-name="CommentReference"><office:annotation-end office:name="43"/></text:span>, specifically through new software and hardware. The decline in participation in digital qualifications after<text:s/>the<text:s/>curriculum changes highlights a mismatch between the curriculum and the opportunities provided by recent advancements.<text:s/><office:annotation office:name="44" xml:id="709409634"><dc:creator>Cathy</dc:creator><dc:date>2024-07-22T11:05:00</dc:date><meta:creator-initials>C</meta:creator-initials><text:p text:style-name="CommentText">But don’t teachers draw on these in formal contexts? Why is this a mismatch?</text:p></office:annotation>The affordable, compact, and hackable Raspberry Pi computer has opened new avenues for physical computing using the accessible Python language. 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text:span text:style-name="CommentReference"><office:annotation-end office:name="44"/></text:span>.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soft-page-break/>
      <text:p text:style-name="P65">These tools and practices were mostly free both in terms of cost and through the use of open copyright licences, a characteristic that contributed to their widespread success adoption. The engagement of<text:s/><office:annotation office:name="45" xml:id="709409762"><dc:creator>Cathy</dc:creator><dc:date>2024-07-22T11:07:00</dc:date><meta:creator-initials>C</meta:creator-initials><text:p text:style-name="CommentText">So don’t many of these take these ideas back into their classrooms?</text:p></office:annotation>many teachers<text:s/><text:span text:style-name="CommentReference"><office:annotation-end office:name="45"/></text:span>and enthusiastic volunteers in initiatives<text:s/>adopting<text:s/>these<text:s/>tools and practices<text:s/>is documented<text:s/>through<text:s/>the proliferation of videos, blog posts, and other resources sharing novel practice. This ground swell of community activity contributed to the already active Maker Movement ,as illustrated by events like Liverpool MakeFest which and Raspberry Jam events.<text:s/><office:annotation office:name="46" xml:id="709409854"><dc:creator>Cathy</dc:creator><dc:date>2024-07-22T11:08:00</dc:date><meta:creator-initials>C</meta:creator-initials><text:p text:style-name="CommentText">Perhaps add a sentence to contrast this with formal learning? The contrast you are claiming is not clear to the reader in my view.</text:p></office:annotation>These grassroots<text:s/>and informal learning<text:s/>events brought together teachers, professionals, young people and their families to engage with diverse new technologies in playful, empowering and technically challenging ways.<text:span text:style-name="CommentReference"><office:annotation-end office:name="46"/></text:span></text:p>
      <text:h text:style-name="P66" text:outline-level="4"><text:bookmark-start text:name="home-education-settings-as-a-site-of-res"/>Home education settings as a site of research<text:bookmark-end text:name="home-education-settings-as-a-site-of-res"/></text:h>
      <text:p text:style-name="P67">While home education is not a core focus of this thesis, it is a significant contextual factor in the research process. As such, I address key contextual factors that impact this study here. Research in schools settings is sometimes hampered by practical issues such as timetable considerations and lack of time for project work outside of the subject curriculum. These factors are largely absent when working with home educating families. An alignment with the needs of participants was also a relevant factor in this work with home educators,<text:s/><office:annotation office:name="47" xml:id="709411498"><dc:creator>Cathy</dc:creator><dc:date>2024-07-22T11:36:00</dc:date><meta:creator-initials>C</meta:creator-initials><text:p text:style-name="CommentText">Do you need to say more about this?</text:p></office:annotation>allowing for reciprocity in the research process<text:span text:style-name="CommentReference"><office:annotation-end office:name="47"/></text:span>. My engagement with game creation via coding stemmed<text:s/>from?<text:s/>a consultation with home educators as part of my university outreach and partnership work.<text:s/><office:annotation office:name="48" xml:id="709411648"><dc:creator>Cathy</dc:creator><dc:date>2024-07-22T11:38:00</dc:date><meta:creator-initials>C</meta:creator-initials><text:p text:style-name="CommentText">I can see where you are going with this but perhaps might be good to strengthen the justification a little more here? Did you think through the other options for example? Perhaps a statement explaining how your research interests are grounded in your practice etc?</text:p></office:annotation>Parents and children at the consultation asked if we could lead activities which drew on interest their children’s interest in digital games, Minecraft being a name example, to promote computer coding.<text:s/><text:span text:style-name="CommentReference"><office:annotation-end office:name="48"/></text:span>Home educators’ motivations are explored more broadly in Chapter 2.</text:p>
      <text:h text:style-name="P68" text:outline-level="3"><text:bookmark-start text:name="overview-of-barriers-to-game-making-whic"/>Overview of barriers to game making which apply to both formal and non-formal environments<text:bookmark-end text:name="overview-of-barriers-to-game-making-whic"/></text:h>
      <text:p text:style-name="P69">While the previous sections have addressed some of the opportunities and benefits of engaging in digital game making, there are significant barriers that affect both formal and informal contexts to varying extents. This section gives an overview of key issues related to the scope of this study. Technical barriers include the inherent complexity of coding and can be compounded by economic barriers that can prevent access to the software, hardware, or social environments<text:s/><text:soft-page-break/>needed to develop as a game maker. Identity-related barriers such as those related to gender, race, and class have been shown to negatively impact participation in digital making and more specifically game making. This research addresses each of these concerns at different stages of this thesis.</text:p>
      <text:h text:style-name="P70" text:outline-level="2"><text:bookmark-start text:name="research-objectives-and-questions"/><office:annotation office:name="49" xml:id="709412117"><dc:creator>Cathy</dc:creator><dc:date>2024-07-22T11:46:00</dc:date><meta:creator-initials>C</meta:creator-initials><text:p text:style-name="CommentText">As discussed this can come at the end of the lit review</text:p></office:annotation>3. Research objectives and questions<text:bookmark-end text:name="research-objectives-and-questions"/><text:span text:style-name="T71"><office:annotation-end office:name="49"/></text:span></text:h>
      <text:h text:style-name="P72" text:outline-level="3"><text:bookmark-start text:name="research-objectives-recap-of-motivation"/>Research objectives &amp; Recap of motivation<text:bookmark-end text:name="research-objectives-recap-of-motivation"/></text:h>
      <text:p text:style-name="P73">Despite the many studies published on the benefits of game making for learning, particularly in the years 2013 to 2020, few contain detailed specifics of pedagogies or tool use when supporting learners in initial stages of game design.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p text:style-name="P74"><office:annotation office:name="50" xml:id="709412231"><dc:creator>Cathy</dc:creator><dc:date>2024-07-22T11:48:00</dc:date><meta:creator-initials>C</meta:creator-initials><text:p text:style-name="CommentText">This para is fine somewhere in the intro - not sure you need to refer to activism though</text:p></office:annotation>A personal motivation<text:s/><text:span text:style-name="CommentReference"><office:annotation-end office:name="50"/></text:span>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research reflect on experiences of developing agency within a non-formal communities. In my past community training practice, I used terms like<text:s/><text:span text:style-name="T75">empowerment</text:span><text:s/>and promoting learners<text:s/><text:span text:style-name="T76">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Huang and Benson,<text:s/><text:soft-page-break/>2013; Matusov et al., 2016). In chapter 3, this study explores the following terms to guide later analysis: instrumental agency; relational agency ; and authorial agency.</text:p>
      <text:h text:style-name="P77" text:outline-level="3"><text:bookmark-start text:name="research-questions---july-2024-1"/>Research Questions - July 2024<text:bookmark-end text:name="research-questions---july-2024-1"/></text:h>
      <text:list text:style-name="LFO21" text:continue-numbering="true">
        <text:list-item>
          <text:p text:style-name="P78">What contradictions arose in participation in this research’s game coding processes and what pedagogical tools and processes are available to address these contradictions?</text:p>
        </text:list-item>
        <text:list-item>
          <text:p text:style-name="P79">How can game design patterns support the development of computational fluency in novices?</text:p>
        </text:list-item>
        <text:list-item>
          <text:p text:style-name="P80">How can learners build agency in an evolving community of game makers?</text:p>
        </text:list-item>
      </text:list>
      <text:h text:style-name="P81" text:outline-level="3"><text:bookmark-start text:name="wider-implications-and-applications-of-t"/><office:annotation office:name="51" xml:id="709412264"><dc:creator>Cathy</dc:creator><dc:date>2024-07-22T11:48:00</dc:date><meta:creator-initials>C</meta:creator-initials><text:p text:style-name="CommentText">Put this in the conclusions</text:p></office:annotation>Wider implications and applications of the research<text:bookmark-end text:name="wider-implications-and-applications-of-t"/><text:span text:style-name="T82"><office:annotation-end office:name="51"/></text:span></text:h>
      <text:p text:style-name="P83">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P84">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P85">To return to the pedagogical outputs, to find out who may benefit from the proposed inclusive game making pedagogy it is of use to ask<text:s/><text:span text:style-name="T86">who benefits from the success of the Game Making Movement?</text:span><text:s/>The term Game Making Movement has not been widely applied, but its use by some writers indicates that a significant amount of research has been carried out as part of funded programs, not to mention extensive and creative efforts by professionals and volunteers alike to<text:s/><text:soft-page-break/>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Vossoughi et al., 2016)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P87" text:outline-level="2"><text:bookmark-start text:name="introduction-to-theoretical-framework"/><office:annotation office:name="52" xml:id="709412437"><dc:creator>Cathy</dc:creator><dc:date>2024-07-22T11:51:00</dc:date><meta:creator-initials>C</meta:creator-initials><text:p text:style-name="CommentText">As discussed this could come later</text:p></office:annotation><office:annotation office:name="53" xml:id="709416610"><dc:creator>Cathy</dc:creator><dc:date>2024-07-22T13:01:00</dc:date><meta:creator-initials>C</meta:creator-initials><text:p text:style-name="CommentText">And if you move it as is then please be mindful of short sections</text:p></office:annotation>4. Introduction to theoretical framework<text:bookmark-end text:name="introduction-to-theoretical-framework"/><text:span text:style-name="T88"><office:annotation-end office:name="52"/></text:span><text:span text:style-name="T89"><office:annotation-end office:name="53"/></text:span></text:h>
      <text:p text:style-name="P90">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text:s/><office:annotation office:name="54" xml:id="709412485"><dc:creator>Cathy</dc:creator><dc:date>2024-07-22T11:52:00</dc:date><meta:creator-initials>C</meta:creator-initials><text:p text:style-name="CommentText">Make sure you include a similar sentence to this in your abstract</text:p></office:annotation>To meet these needs I have chosen cultural historical activity theory (CHAT) and supplemented it with specific techniques of design-based research (DBR).<text:s/><text:span text:style-name="CommentReference"><office:annotation-end office:name="54"/></text:span>The following sections give a short overview of these frameworks in relation to these needs. They are explored in depth in Chapter 3.</text:p>
      <text:h text:style-name="P91" text:outline-level="4"><text:bookmark-start text:name="why-not-use-constructionism"/>(<office:annotation office:name="55" xml:id="709417367"><dc:creator>Cathy</dc:creator><dc:date>2024-07-22T13:13:00</dc:date><meta:creator-initials>C</meta:creator-initials><text:p text:style-name="CommentText">I think you could be clearer about this in the paragraphs below</text:p></office:annotation>Why not use constructionism<text:span text:style-name="T92"><office:annotation-end office:name="55"/></text:span>)<text:bookmark-end text:name="why-not-use-constructionism"/></text:h>
      <text:p text:style-name="P93">Constructionism is a popular guiding theory in game making studies, illustrated in particular, by Kafai and colleagues outlining the value of making<text:s/><text:span text:style-name="T94">constructionist</text:span><text:s/>games [kafai_constructionist_2015]. Despite the value of these contributions to this domain of research, this section explains why I have chosen activity theory as a better fit for the aims of this thesis. I have been inspired by Papert and colleagues celebration of concrete approaches to creating<text:s/><text:soft-page-break/>digital project bricolage approaches and pioneering work of the resulting constructionist school, centred around MIT media lab, in design software and tools for students to learn in exploratory, project oriented ways. While constructionism has been used as a “epistemological paradigm, a learning theory and a design framework” (<office:annotation office:name="56" xml:id="709412528"><dc:creator>Cathy</dc:creator><dc:date>2024-07-22T11:53:00</dc:date><meta:creator-initials>C</meta:creator-initials><text:p text:style-name="CommentText">You’ll need a page number for a direct quotation</text:p></office:annotation>Kynigos, 2015<text:span text:style-name="CommentReference"><office:annotation-end office:name="56"/></text:span>), it is the latter that I find most productive due to its comparative weakness as a more general theoretical framework. Constructionist-focused research has historically focused on the affordances of researcher-created toolkits to develop a personal understandings of knowledge (<office:annotation office:name="57" xml:id="709416559"><dc:creator>Cathy</dc:creator><dc:date>2024-07-22T13:00:00</dc:date><meta:creator-initials>C</meta:creator-initials><text:p text:style-name="CommentText">Who is this?</text:p></office:annotation>2016<text:span text:style-name="CommentReference"><office:annotation-end office:name="57"/></text:span>). While, in recent years researchers from constructionist school have addressed some of underlying issues by noting importance a situated and critical approach to game making studies (Kafai et al., 2020; Kafai and Proctor, 2022), activity theory as a theoretical framework<text:s/><office:annotation office:name="58" xml:id="709416916"><dc:creator>Cathy</dc:creator><dc:date>2024-07-22T13:06:00</dc:date><meta:creator-initials>C</meta:creator-initials><text:p text:style-name="CommentText">Sounds like you are intending to use both from the language you are using here but I thought in our meeting that you said you were arguing against it?</text:p></office:annotation><office:annotation office:name="59" xml:id="709416953"><dc:creator>Cathy</dc:creator><dc:date>2024-07-22T13:07:00</dc:date><meta:creator-initials>C</meta:creator-initials><text:p text:style-name="CommentText">Perhaps I misunderstood what you were saying?</text:p></office:annotation>augments<text:span text:style-name="CommentReference"><office:annotation-end office:name="58"/></text:span><text:span text:style-name="CommentReference"><office:annotation-end office:name="59"/></text:span><text:s/>this a situated perspective on learning with tools to study the impact of past cultural activity of participants on present, emergent activity. CHAT also provides powerful concepts to explore a complex and dynamic picture of participant agency. Key characteristics of constructionist design principles are explored in Chapter 2 where I acknowledge their significant contribution to the evolution of the learning design outlined in Chapter 4. In these chapters, I also compare these principles with similar concepts used by sociocultural research in HCI studies, for example Nardi and Kaptelin’s interpretation of affordances as a from of mediated action [kaptelinin_affordances_2012].</text:p>
      <text:h text:style-name="P95" text:outline-level="3"><text:bookmark-start text:name="cultural-historical-activity-theory"/>(Cultural historical activity theory)<text:bookmark-end text:name="cultural-historical-activity-theory"/></text:h>
      <text:p text:style-name="P96">To<text:s/>evaluate<text:s/>the pedagogical possibilities of new software, hardware and coding environments, researchers frequently adopt a position as a practitioner or co-facilitator of a novel learning design<text:s/><office:annotation office:name="60" xml:id="709417018"><dc:creator>Cathy</dc:creator><dc:date>2024-07-22T13:08:00</dc:date><meta:creator-initials>C</meta:creator-initials><text:p text:style-name="CommentText">Word(s) missing here?</text:p></office:annotation>a researcher of the process<text:span text:style-name="CommentReference"><office:annotation-end office:name="60"/></text:span>. Thus a concept of learning that is dynamic and open to change is needed. In addition, this study, in part, explores ways in which the motivational characteristics and navigational affordances of enthusiast and home based game making can be brought into<text:s/><office:annotation office:name="61" xml:id="709417072"><dc:creator>Cathy</dc:creator><dc:date>2024-07-22T13:09:00</dc:date><meta:creator-initials>C</meta:creator-initials><text:p text:style-name="CommentText">Do you mean schools? Perhaps give an example to clarify what you mean here</text:p></office:annotation>more structured educational environments<text:span text:style-name="CommentReference"><office:annotation-end office:name="61"/></text:span>. CHAT provides an appropriate means to achieve this through its perspective of interacting systems of activity where the values and actions of one system can impact activity in another.</text:p>
      <text:p text:style-name="P97">CHAT’s<text:s/><office:annotation office:name="62" xml:id="709417208"><dc:creator>Cathy</dc:creator><dc:date>2024-07-22T13:11:00</dc:date><meta:creator-initials>C</meta:creator-initials><text:p text:style-name="CommentText">Is it? The second half of the paragraph suggests that contradictions covers everything - how does that make it rich. Perhaps this paragraph needs switching round?</text:p></office:annotation>rich vocabulary<text:s/><text:span text:style-name="CommentReference"><office:annotation-end office:name="62"/></text:span>to describe barriers, resolutions and tensions in on-going project work is potentially productive in this study. The focus on<text:s/>barriers to participation and strategies to address them is covered by RQ1 using the phrase ‘<text:span text:style-name="T98">what contradictions arose in<text:s/></text:span><text:soft-page-break/><text:span text:style-name="T99">participation</text:span>’. The term contradiction is a significant in cultural historical activity theory (CHAT), encompassing a variety of concepts including barriers, contextual drivers and drags, interventions for change, and tensions which emerge between different elements of the activity in question.</text:p>
      <text:p text:style-name="P100">CHA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Huang and Benson, 2013; Matusov et al., 2016), in Chapter 3 I explore dimensions and terms related to agency more precisely within the wider framework of activity theory.</text:p>
      <text:p text:style-name="P101">In addition, due to value of and importance of participants’<text:s/>home use of technologies and experiences of learning, it is useful to adopt a research process which involves participants in the evolving learning design<text:s/>that they then<text:s/>engage<text:s/>with, thus involving them in<text:s/>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P102" text:outline-level="3"><text:bookmark-start text:name="on-design-based-research-dbr"/>(On Design-based research (DBR))<text:bookmark-end text:name="on-design-based-research-dbr"/></text:h>
      <text:p text:style-name="P103">Design based research is not a uniform practice with set methodology but there is a general consensus in guiding principles. For Sandoval (2014), these involve joint work on a project and theoretical refinement, iterative design process involving phases of planning delivery,<text:s/>and<text:s/>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text:s/><text:soft-page-break/>remarked earlier, the format of academic research papers, even those focused on practice, often eschew methodological detail in favour of analysis and results.<text:s/><office:annotation office:name="63" xml:id="709417568"><dc:creator>Cathy</dc:creator><dc:date>2024-07-22T13:17:00</dc:date><meta:creator-initials>C</meta:creator-initials><text:p text:style-name="CommentText">Do you need this?</text:p></office:annotation>Hoadley notes “the usual study presents a technology fully formed as if it had risen from the oceans like Venus herself” (Hoadley, 2002).<text:s/><text:span text:style-name="CommentReference"><office:annotation-end office:name="63"/></text:span>To address this issue Chapter 4 of this thesis incorporates a design narrative, a process adopted from DBR, which I explain and justify in Chapters 3.</text:p>
      <text:h text:style-name="P104" text:outline-level="2"><text:bookmark-start text:name="the-significance-of-the-thesis-and-its-l"/>5<office:annotation office:name="64" xml:id="709417600"><dc:creator>Cathy</dc:creator><dc:date>2024-07-22T13:17:00</dc:date><meta:creator-initials>C</meta:creator-initials><text:p text:style-name="CommentText">As noted in our meeting and above I would put this in the conclusions</text:p></office:annotation>. The significance of the thesis and its limitations<text:bookmark-end text:name="the-significance-of-the-thesis-and-its-l"/><text:span text:style-name="T105"><office:annotation-end office:name="64"/></text:span></text:h>
      <text:h text:style-name="P106" text:outline-level="3"><text:bookmark-start text:name="the-challenge-of-maintaining-focus-in-th"/>The challenge of maintaining focus in this PhD process<text:bookmark-end text:name="the-challenge-of-maintaining-focus-in-th"/></text:h>
      <text:p text:style-name="P107">Creating a design experiment with several iterations created large amounts of research materials. This presented not only challenges of how to prioritise data gathered (Chapter 4), but in addition the rich set of experiences and educational tools created made it difficult to disentangle the interplay of contributing elements to choose a focus suitable for a targeted PhD dissertation.</text:p>
      <text:p text:style-name="P108">Beyond this chapter however I do prioritise key elements of the experience and<text:s/><office:annotation office:name="65" xml:id="709417679"><dc:creator>Cathy</dc:creator><dc:date>2024-07-22T13:19:00</dc:date><meta:creator-initials>C</meta:creator-initials><text:p text:style-name="CommentText">No need to actually say this - most students don’t include all the data they gathered!</text:p></office:annotation><office:annotation office:name="66" xml:id="709417783"><dc:creator>Cathy</dc:creator><dc:date>2024-07-22T13:20:00</dc:date><meta:creator-initials>C</meta:creator-initials><text:p text:style-name="CommentText">I think you could just add this to the methodology - I collected x but I chose to focus on y because z</text:p></office:annotation><office:annotation office:name="67" xml:id="709417852"><dc:creator>Cathy</dc:creator><dc:date>2024-07-22T13:22:00</dc:date><meta:creator-initials>C</meta:creator-initials><text:p text:style-name="CommentText">Limitations in the conclusions should cover stuff like - only one context etc<text:s/></text:p></office:annotation>disregard large amounts of the data gathered<text:span text:style-name="CommentReference"><office:annotation-end office:name="65"/></text:span><text:span text:style-name="CommentReference"><office:annotation-end office:name="66"/></text:span><text:span text:style-name="CommentReference"><office:annotation-end office:name="67"/></text:span>. I focus on two main sessions out of twelve recorded, putting to one side completely comparative data using a different coding tool. I have also put to o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P109" text:outline-level="3"><text:bookmark-start text:name="contribution-to-knowledge-of-this-thesis"/>Contribution to knowledge of this thesis<text:bookmark-end text:name="contribution-to-knowledge-of-this-thesis"/></text:h>
      <text:p text:style-name="P110">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P111">While the theme of collaborative pedagogies and social practices are well explored<text:s/>in literature<text:s/><text:soft-page-break/>on game making, the process of creating a game making community are under-represented. Few<text:s/>studies<text:s/>address an explicit intention to nurture a community of game makers or detail how the process of community formation occurrs.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P112">Turning to the issue of dissemination, the process of sharing details of pedagogical practice for and audience of researchers and practitioners is complicated. As previously described, many game making studies mentioned also omit descriptions of pedagogies used. Illingworth’s review (Illingworth, 2017) of Kafai and Burke’s influential book on game making for learning (2016), notes the lacks of specific details of the pedagogical approaches involved. Even when processes are described, results are often too abstract to be useful or easily understood by practitioners or too bound up with contextual factors to be replicable (Hoadley, 2002 CHECK). This is a grand problem in education which this work cannot resolve, but can only seek to mitigate against. To this end, this study is guided by research processes which share design heuristics in a format that is accessible by researchers and practitioners. An example of which is the work of Brennan and Silverman (Resnick and Silverman, 2005), and Brennan and Petrich in tinkering studios. As a result, my research proposes as a design heuristic, the use of a collection of game design patterns<text:s/>(GDP). While some existing research on this approach exists (Holopainen et al., 2007), this<text:s/>thesis<text:s/>contributes significantly to this area in the following ways: specifically by researching the use of a GDP collection by novice coders to make games using code, and through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P113"><office:annotation office:name="68" xml:id="709418947"><dc:creator>Cathy</dc:creator><dc:date>2024-07-22T13:40:00</dc:date><meta:creator-initials>C</meta:creator-initials><text:p text:style-name="CommentText">I don’t like the use of questions (other than research questions) in a thesis - you can reframe it so that it not a question. Up to you at the end of the day although I think my view won’t be unique!</text:p></office:annotation>How much of this research is applicable beyond the domain of game making for educational<text:s/><text:soft-page-break/>purposes?<text:span text:style-name="CommentReference"><office:annotation-end office:name="68"/></text:span><text:s/>The promise of computational thinking was in part based on such claims that it was a powerful way of thinking that could be transfered from the domain of computing to other subjects (Wing, 2006; The Royal Society, 2012). Sociocultural and situated understandings of learning view such transmission of knowledge as problematic, a view indeed shared by many advocates of computational thinking<text:s/><text:bookmark-start text:name="ZOTERO_ITEM_CSL_CITATION_{&quot;citationID&quot;:&quot;"/>(Guzdial, 2015; Tedre and Denning, 2016)<text:bookmark-end text:name="ZOTERO_ITEM_CSL_CITATION_{&quot;citationID&quot;:&quot;"/>.<text:s/><office:annotation office:name="69" xml:id="709419025"><dc:creator>Cathy</dc:creator><dc:date>2024-07-22T13:41:00</dc:date><meta:creator-initials>C</meta:creator-initials><text:p text:style-name="CommentText">You’re not setting out to do this are you - it’s about the pedagogy isn’t it? It doesn’t matter about the outcomes - that would be another thesis!</text:p></office:annotation>Thus, I am cautions of making claims about transfer of the value of developing computational fluency of participants to other areas<text:span text:style-name="CommentReference"><office:annotation-end office:name="69"/></text:span>. 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h text:style-name="P114" text:outline-level="2"><text:bookmark-start text:name="chapter-outline-of-the-study"/>6. Chapter outline of the study<text:bookmark-end text:name="chapter-outline-of-the-study"/></text:h>
      <text:p text:style-name="P115">This introduction has covered key contextual, motivational and theoretical considerations relevant to this study. This section now outlines the structure and indicative content of the chapters of this thesis.<text:s/></text:p>
      <text:p text:style-name="P116">The literature review, Chapter 2,<text:s/>begins the exploration of the key themes and threads that are integral to the findings of this study.<text:s/><office:annotation office:name="70" xml:id="709419092"><dc:creator>Cathy</dc:creator><dc:date>2024-07-22T13:42:00</dc:date><meta:creator-initials>C</meta:creator-initials><text:p text:style-name="CommentText">Not sure what you are trying to say here</text:p></office:annotation>One of the challenges of this work is to explore the details to a non-expert audience.<text:s/><text:span text:style-name="CommentReference"><office:annotation-end office:name="70"/></text:span><office:annotation office:name="71" xml:id="709419234"><dc:creator>Cathy</dc:creator><dc:date>2024-07-22T13:45:00</dc:date><meta:creator-initials>C</meta:creator-initials><text:p text:style-name="CommentText">Perhaps this should go at the end of the thesis outline? Or the beginning?</text:p></office:annotation>While the literature review will begin to disambiguate some of the<text:s/>concepts<text:s/>used in the thesis there is in addition a glossary which outlines short definitions of technical terms used. The glossary is included as an appendix to this study and as summary table is in the literature review<text:span text:style-name="CommentReference"><office:annotation-end office:name="71"/></text:span>.<text:s/><office:annotation office:name="72" xml:id="709419277"><dc:creator>Cathy</dc:creator><dc:date>2024-07-22T13:45:00</dc:date><meta:creator-initials>C</meta:creator-initials><text:p text:style-name="CommentText">Very brief justification of why for each section would be helpful here</text:p></office:annotation>Key strands<text:s/>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text:s/><text:span text:style-name="CommentReference"><office:annotation-end office:name="72"/></text:span>The chapter ends<text:s/>by revisiting the problem statement of this thesis in line with gaps in existing research.</text:p>
      <text:p text:style-name="P117">Chapter 3 details the theoretical framework used for this study, taking as its base the use of activity theory. I also explain<text:s/><office:annotation office:name="73" xml:id="709419335"><dc:creator>Cathy</dc:creator><dc:date>2024-07-22T13:46:00</dc:date><meta:creator-initials>C</meta:creator-initials><text:p text:style-name="CommentText">Makes it sound like you are using DBR fully - thought you were drawing on some of the principles</text:p></office:annotation>how the design based research (DBR) aligns well<text:s/><text:span text:style-name="CommentReference"><office:annotation-end office:name="73"/></text:span>with the aims of the research questions and the use of concepts and the leading approach of third generation activity theory (3GAT). This separate chapter allows for discussion of concepts aligned with the<text:s/><text:soft-page-break/>theoretical framework including: the iterative, mutual, and emergent nature of the resources and processes; the process of identifying units of analysis; and transformative conceptions of agency.</text:p>
      <text:p text:style-name="P118">Chapter 4 describes the<text:s/><office:annotation office:name="74" xml:id="709419451"><dc:creator>Cathy</dc:creator><dc:date>2024-07-22T13:48:00</dc:date><meta:creator-initials>C</meta:creator-initials><text:p text:style-name="CommentText">It’s an explanation of how you have addressed the research questions and justifications for the decisions made - make sure that comes across clearly. Ethics needs to be covered in your methodology as well.</text:p></office:annotation>methodology<text:span text:style-name="CommentReference"><office:annotation-end office:name="74"/></text:span><text:s/>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P119">Chapter 5 takes the form of a process from design-based research, a design narrative, to provide a detailed description of the tools and pedagogies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P120">Chapter 6 focuses on the implementation of individual game design patterns (GDPs) and in doing so addresses how data gathered informs thinking on the research question -<text:s/><text:span text:style-name="T121">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P122">Chapter 7 discusses the characteristics of an inclusive pedagogical environment that helped participants become part of an emerging community of game makers. Its focus on emerging agency of participants to answer the third research question:<text:s/><text:span text:style-name="T123">How can learners build agency in an evolving community of game makers?</text:span><text:s/>To do this, it explores in particular the role of design interventions to support and nurture the expression learner identities, particular the role of playtesting.</text:p>
      <text:p text:style-name="P124">Chapter 8 concludes the thesis with a final discussion on<text:s/><office:annotation office:name="75" xml:id="709419639"><dc:creator>Cathy</dc:creator><dc:date>2024-07-22T13:51:00</dc:date><meta:creator-initials>C</meta:creator-initials><text:p text:style-name="CommentText">The discussions in the three data chapters should do this job. The conclusions are about answering the ‘so what’ question - how do your findings contribute to the fields of academia and practice? Why is what you have done important? How do they sit in the wider landscape of computing education (both formal and informal)</text:p></office:annotation>the significance of my findings in line with other research<text:span text:style-name="CommentReference"><office:annotation-end office:name="75"/></text:span><text:s/>and discusses the limitations of this research and identifies areas for future<text:s/><text:soft-page-break/>work.</text:p>
      <text:h text:style-name="P125" text:outline-level="3"><text:bookmark-start text:name="link-to-next-chapter"/><office:annotation office:name="76" xml:id="709419693"><dc:creator>Cathy</dc:creator><dc:date>2024-07-22T13:52:00</dc:date><meta:creator-initials>C</meta:creator-initials><text:p text:style-name="CommentText">I don’t think you need a sub-heading here although I understand why it’s there.</text:p></office:annotation>7. Link to next chapter<text:bookmark-end text:name="link-to-next-chapter"/><text:span text:style-name="T126"><office:annotation-end office:name="76"/></text:span></text:h>
      <text:p text:style-name="P127">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p text:style-name="P128"/>
      <text:section text:name="Sect1" text:style-name="S1">
        <text:p text:style-name="P129">Boyle, J. and Kao, W.-C. (eds) (2017)<text:s/><text:span text:style-name="T130">The retro-futurism of cuteness</text:span>. punctum books.</text:p>
        <text:p text:style-name="P131">DFE, U. (2013) ‘National curriculum in England: computing programmes of study.’<text:s/><text:span text:style-name="T132">Retrieved July</text:span>, 16 p. 2014.</text:p>
        <text:p text:style-name="P133">Garda, M. B. (2014) ‘Nostalgia in retro game design.’<text:s/><text:span text:style-name="T134">In</text:span><text:s/><text:span text:style-name="T135">DiGRA - Proceedings of the 2013 DiGRA International Conference: DeFragging Game Studies</text:span>.</text:p>
        <text:p text:style-name="P136">Guzdial, M. (2015)<text:s/><text:span text:style-name="T137">Learner-Centered Design of Computing Education: Research on Computing for Everyone</text:span>. Morgan &amp; Claypool Publishers.</text:p>
        <text:p text:style-name="P138">Heritage, R. (2008) ‘Video-activist citizenship and the undercurrents media project: a british case-study in alternative media.’<text:s/><text:span text:style-name="T139">In</text:span><text:s/><text:span text:style-name="T140">Alternative Media and the Politics of Resistance: Perspectives and Challenges. Ljublana: Peace Institute</text:span>. Ljubljana: Peace Institute, pp. 139–161.</text:p>
        <text:p text:style-name="P141">Hoadley, C. P. (2002) ‘Creating Context: Design-based Research in Creating and Understanding CSCL.’</text:p>
        <text:p text:style-name="P142">Holopainen, J., Bjork, S., Kuittinen, J., Mayer, I. and Mastik, H. (2007) ‘Teaching gameplay<text:s/><text:soft-page-break/>design patterns.’<text:s/><text:span text:style-name="T143">Organizing and Learning through Gaming and Simulation, Proceedings of ISAGA</text:span>.</text:p>
        <text:p text:style-name="P144">Huang, J. (Peter) and Benson, P. (2013) ‘Autonomy, Agency and Identity in Foreign and Second Language Education.’<text:s/><text:span text:style-name="T145">Chinese Journal of Applied Linguistics</text:span>, 36(1).</text:p>
        <text:p text:style-name="P146">Illingworth, S. (2017) ‘Review of Connected Gaming.’ Manchester Game Centre. 31st January. [Online] [Accessed on 10th July 2024] https://manchestergamecentre.org/blog-db/book-review-connected-gaming.</text:p>
        <text:p text:style-name="P147">Jason, W. C. and West, J. (2011) ‘Strategic Responses to Standardization: Embrace, Extend or Extinguish?’<text:s/><text:span text:style-name="T148">In</text:span><text:s/>Cattani, G., Ferriani, S., Frederiksen, L., and Täube, F. (eds)<text:s/><text:span text:style-name="T149">Project-Based Organizing and Strategic Management</text:span>. Emerald Group Publishing Limited (Advances in Strategic Management), pp. 263–285.</text:p>
        <text:p text:style-name="P150">Kafai, Y. B., Burke, Q. and Steinkuehler, C. (2016)<text:s/><text:span text:style-name="T151">Connected Gaming: What Making Video Games Can Teach Us about Learning and Literacy</text:span>. MIT Press.</text:p>
        <text:p text:style-name="P152">Kafai, Y. B. and Proctor, C. (2022) ‘A Revaluation of Computational Thinking in K–12 Education: Moving Toward Computational Literacies.’<text:s/><text:span text:style-name="T153">Educational Researcher</text:span>. American Educational Research Association, 51(2) pp. 146–151.</text:p>
        <text:p text:style-name="P154">Kafai, Y. B. and Vasudevan, V. (2015) ‘Constructionist Gaming Beyond the Screen: Middle School Students’ Crafting and Computing of Touchpads, Board Games, and Controllers.’<text:s/><text:span text:style-name="T155">In</text:span><text:s/><text:span text:style-name="T156">Proceedings of the Workshop in Primary and Secondary Computing Education</text:span>. New York, NY, USA: Association for Computing Machinery (WiPSCE ’15), pp. 49–54.</text:p>
        <text:p text:style-name="P157">Kafai, Y., Proctor, C. and Lui, D. (2020) ‘From theory bias to theory dialogue: embracing cognitive, situated, and critical framings of computational thinking in K-12 CS education.’<text:s/><text:span text:style-name="T158">ACM Inroads</text:span>, 11(1) pp. 44–53.</text:p>
        <text:p text:style-name="P159">Kemp, P., Wong, B., Hamer, J. and Copsey-Blake, M. (2024)<text:s/><text:span text:style-name="T160">The future of computing education: Considerations for policy, curriculum and practice.</text:span><text:s/>King’s College London and University of<text:s/><text:soft-page-break/>Reading.</text:p>
        <text:p text:style-name="P161">Kynigos, C. (2015)<text:s/><text:span text:style-name="T162">Constructionism: Theory of Learning or Theory of Design?</text:span></text:p>
        <text:p text:style-name="P163">Lessig, L. (2004)<text:s/><text:span text:style-name="T164">Free culture: how big media uses technology and the law to lock down culture and control creativity</text:span>. New York: Penguin Press.</text:p>
        <text:p text:style-name="P165">Lewis, P. and Evans, R. (2013)<text:s/><text:span text:style-name="T166">Undercover: The True Story of Britain’s Secret Police</text:span>. Faber &amp; Faber.</text:p>
        <text:p text:style-name="P167">Matusov, E., von Duyke, K. and Kayumova, S. (2016) ‘Mapping Concepts of Agency in Educational Contexts.’<text:s/><text:span text:style-name="T168">Integrative Psychological and Behavioral Science</text:span>, 50(3) pp. 420–446.</text:p>
        <text:p text:style-name="P169">Pickard, V. W. (2006) ‘United yet autonomous: Indymedia and the struggle to sustain a radical democratic network.’<text:s/><text:span text:style-name="T170">Media, Culture &amp; Society</text:span>, 28(3) pp. 315–336.</text:p>
        <text:p text:style-name="P171">Preston, C. (2013) ‘Re-engineering the ICT profession: a global call for collective action.’<text:s/><text:span text:style-name="T172">ACM Inroads</text:span>, 4(2) pp. 42–49.</text:p>
        <text:p text:style-name="P173">Resnick, M. (2017)<text:s/><text:span text:style-name="T174">Lifelong Kindergarten: Cultivating Creativity Through Projects, Passion, Peers, and Play</text:span>. Cambridge, Massachusetts: MIT Press.</text:p>
        <text:p text:style-name="P175">Resnick, M. (2018) ‘Computational Fluency.’ Medium. 16th September. [Online] [Accessed on 9th July 2024] https://mres.medium.com/computational-fluency-776143c8d725.</text:p>
        <text:p text:style-name="P176">Resnick, M. and Rusk, N. (2020) ‘Coding at a crossroads.’<text:s/><text:span text:style-name="T177">Communications of the ACM</text:span>, 63(11) pp. 120–127.</text:p>
        <text:p text:style-name="P178">Resnick, M. and Silverman, B. (2005) ‘Some reflections on designing construction kits for kids.’<text:s/><text:span text:style-name="T179">In</text:span><text:s/><text:span text:style-name="T180">Proceedings of the 2005 conference on Interaction design and children</text:span>. ACM, pp. 117–122.</text:p>
        <text:p text:style-name="P181">Rogoff, B. (n.d.) ‘Developing Understanding of the Idea of Communities of Learners’ p. 22.</text:p>
        <text:p text:style-name="P182">Sandoval, W. (2014) ‘Conjecture Mapping: An Approach to Systematic Educational Design Research.’<text:s/><text:span text:style-name="T183">Journal of the Learning Sciences</text:span>. Routledge, 23(1) pp. 18–36.</text:p>
        <text:soft-page-break/>
        <text:p text:style-name="P184">Schmidt, E. (2011)<text:s/><text:span text:style-name="T185">Eric Schmidt’s MacTaggart lecture - full text</text:span>. The Guardian. Media. [Online] [Accessed on 12th July 2024] http://www.theguardian.com/media/interactive/2011/aug/26/eric-schmidt-mactaggart-lecture-full-text.</text:p>
        <text:p text:style-name="P186">Tedre, M. and Denning, P. J. (2016) ‘The long quest for computational thinking.’<text:s/><text:span text:style-name="T187">In</text:span><text:s/><text:span text:style-name="T188">Proceedings of the 16th Koli Calling International Conference on Computing Education Research</text:span>. Koli Finland: ACM, pp. 120–129.</text:p>
        <text:p text:style-name="P189">The Royal Society (2012)<text:s/><text:span text:style-name="T190">Shut down or restart? The way forward for computing in UK schools.</text:span><text:s/>London: The Royal Society.</text:p>
        <text:p text:style-name="P191">Twining, P. (2013) ‘We were consulted.’ EdFutures. [Online] [Accessed on 11th July 2024] https://edfutures.net/index.php?title=We_were_consulted.</text:p>
        <text:p text:style-name="P192">Vossoughi, S., Hooper, P. K. and Escudé, M. (2016) ‘Making through the lens of culture and power: Toward transformative visions for educational equity.’<text:s/><text:span text:style-name="T193">Harvard Educational Review</text:span>, 86(2) pp. 206–232.</text:p>
        <text:p text:style-name="P194">Waite, J. (2017)<text:s/><text:span text:style-name="T195">Pedagogy in teaching Computer Science in schools: A Literature Review</text:span>. Royal Society, p. 90.</text:p>
        <text:p text:style-name="P196">Wing, J. M. (2006) ‘Computational thinking.’<text:s/><text:span text:style-name="T197">Communications of the ACM</text:span>, 49(3) p. 33.</text:p>
      </text:section>
      <text:section text:name="Sect2" text:style-name="S2">
        <text:p text:style-name="P198"/>
        <text:p text:style-name="P19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Revision" style:display-name="Revision" style:family="paragraph">
      <style:paragraph-properties fo:widows="2" fo:orphans="2" style:vertical-align="auto"/>
      <style:text-properties fo:hyphenate="true"/>
    </style: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1" style:display-name="List 21">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1" style:display-name="List 31">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1" style:display-name="List 4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1" style:display-name="List 51">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1. Introduction - Games for a Read / Write world.</dc:title>
    <dc:description/>
    <dc:subject/>
    <meta:initial-creator>Cathy Lewin</meta:initial-creator>
    <dc:creator>Cathy</dc:creator>
    <meta:creation-date>2024-07-16T07:07:00Z</meta:creation-date>
    <dc:date>2024-07-22T12:53:00Z</dc:date>
    <meta:template xlink:href="Normal" xlink:type="simple"/>
    <meta:editing-cycles>2</meta:editing-cycles>
    <meta:editing-duration>PT85980S</meta:editing-duration>
    <meta:user-defined meta:name="ZOTERO_PREF_1">&lt;data data-version="3" zotero-version="6.0.35"&gt;&lt;session id="7eUrl781"/&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22" meta:paragraph-count="100" meta:word-count="7500" meta:character-count="50151" meta:row-count="356" meta:non-whitespace-character-count="42751"/>
  </office:meta>
</office:document-meta>
</file>